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00b8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847cm"/>
    </style:style>
    <style:style style:name="gr5" style:family="graphic" style:parent-style-name="standard">
      <style:graphic-properties draw:stroke="none" svg:stroke-color="#000000" draw:fill="none" draw:fill-color="#ffffff" fo:min-height="0.848cm"/>
    </style:style>
    <style:style style:name="gr6" style:family="graphic" style:parent-style-name="standard">
      <style:graphic-properties draw:stroke="none" draw:fill="none" fo:min-height="6.05cm"/>
    </style:style>
    <style:style style:name="gr7" style:family="graphic" style:parent-style-name="standard">
      <style:graphic-properties draw:ole-draw-aspect="1"/>
    </style:style>
    <style:style style:name="gr8" style:family="graphic" style:parent-style-name="standard">
      <style:graphic-properties draw:stroke="none" svg:stroke-color="#000000" draw:fill="none" draw:fill-color="#ffffff" fo:min-height="0.488cm"/>
    </style:style>
    <style:style style:name="gr9" style:family="graphic" style:parent-style-name="standard">
      <style:graphic-properties draw:stroke="none" svg:stroke-color="#000000" draw:fill="none" draw:fill-color="#ffffff" fo:min-height="0.489cm"/>
    </style:style>
    <style:style style:name="gr10" style:family="graphic" style:parent-style-name="standard">
      <style:graphic-properties svg:stroke-width="0.025cm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svg:stroke-width="0.025cm" draw:marker-start-width="0.33cm" draw:marker-end="Arrow" draw:marker-end-width="0.178cm" draw:fill="solid" draw:fill-color="#0099ff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>
      <style:graphic-properties svg:stroke-width="0.025cm" draw:marker-start-width="0.33cm" draw:marker-end="Arrow" draw:marker-end-width="0.178cm" draw:textarea-horizontal-align="center" draw:textarea-vertical-align="middle" fo:padding-top="0.137cm" fo:padding-bottom="0.137cm" fo:padding-left="0.262cm" fo:padding-right="0.262cm"/>
    </style:style>
    <style:style style:name="gr15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>
      <style:graphic-properties draw:stroke="none" svg:stroke-color="#000000" draw:fill="none" draw:fill-color="#ffffff" fo:min-height="0.482cm"/>
    </style:style>
    <style:style style:name="gr18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>
      <style:graphic-properties draw:stroke="none" svg:stroke-color="#000000" draw:fill="none" draw:fill-color="#0099ff" fo:min-height="0.483cm"/>
    </style:style>
    <style:style style:name="gr21" style:family="graphic" style:parent-style-name="standard">
      <style:graphic-properties draw:stroke="none" svg:stroke-color="#000000" draw:fill="none" draw:fill-color="#ffffff" fo:min-height="0.483cm"/>
    </style:style>
    <style:style style:name="gr22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>
      <style:graphic-properties draw:stroke="none" svg:stroke-color="#000000" draw:fill="none" draw:fill-color="#ffffff" fo:min-height="0.219cm"/>
    </style:style>
    <style:style style:name="gr29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>
      <style:graphic-properties draw:fill="solid" draw:fill-color="#0099ff" draw:textarea-horizontal-align="justify" draw:textarea-vertical-align="middle" draw:auto-grow-height="false" fo:min-height="0cm" fo:min-width="0cm"/>
    </style:style>
    <style:style style:name="gr38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6">
      <style:graphic-properties draw:stroke="solid" draw:stroke-dash="Dash_20_2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0099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>
      <style:graphic-properties draw:stroke="none" svg:stroke-color="#000000" draw:fill="none" draw:fill-color="#ffffff" fo:min-height="0.331cm"/>
    </style:style>
    <style:style style:name="gr47" style:family="graphic" style:parent-style-name="standard">
      <style:graphic-properties draw:stroke="none" svg:stroke-color="#000000" draw:fill="none" draw:fill-color="#ffffff" fo:min-height="0.579cm"/>
    </style:style>
    <style:style style:name="gr48" style:family="graphic" style:parent-style-name="standard">
      <style:graphic-properties draw:stroke="none" svg:stroke-color="#000000" draw:fill="none" draw:fill-color="#ffffff" fo:min-height="0.262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fpl_5f_presentation_5f_template-title">
      <style:graphic-properties draw:fill-color="#ffffff" draw:auto-grow-height="true" fo:min-height="3.649cm"/>
    </style:style>
    <style:style style:name="pr2" style:family="presentation" style:parent-style-name="fpl_5f_presentation_5f_template-notes" style:list-style-name="L9">
      <style:graphic-properties draw:fill-color="#ffffff" draw:auto-grow-height="true" fo:min-height="13.362cm"/>
    </style:style>
    <style:style style:name="pr3" style:family="presentation" style:parent-style-name="fpl_5f_presentation_5f_template-subtitle" style:list-style-name="L10">
      <style:graphic-properties draw:fill-color="#ffffff" draw:auto-grow-height="true" fo:min-height="15.337cm"/>
    </style:style>
    <style:style style:name="pr4" style:family="presentation" style:parent-style-name="fpl_5f_presentation_5f_template-notes">
      <style:graphic-properties draw:fill-color="#ffffff" draw:auto-grow-height="true" fo:min-height="13.362cm"/>
    </style:style>
    <style:style style:name="pr5" style:family="presentation" style:parent-style-name="fpl_5f_presentation_5f_template-outline1">
      <style:graphic-properties draw:fill-color="#ffffff" draw:auto-grow-height="true" fo:min-height="15.337cm"/>
    </style:style>
    <style:style style:name="pr6" style:family="presentation" style:parent-style-name="fpl_5f_presentation_5f_template-subtitle" style:list-style-name="L11">
      <style:graphic-properties draw:fill-color="#ffffff" draw:auto-grow-height="true" fo:min-height="15.337cm"/>
    </style:style>
    <style:style style:name="pr7" style:family="presentation" style:parent-style-name="fpl_5f_presentation_5f_template-title">
      <style:graphic-properties draw:fill-color="#ffffff" draw:auto-grow-height="true" fo:min-height="2.442cm"/>
    </style:style>
    <style:style style:name="pr8" style:family="presentation" style:parent-style-name="fpl_5f_presentation_5f_template-title">
      <style:graphic-properties draw:fill-color="#ffffff" draw:auto-grow-height="true" fo:min-height="3.008cm"/>
    </style:style>
    <style:style style:name="pr9" style:family="presentation" style:parent-style-name="fpl_5f_presentation_5f_template-outline1">
      <style:graphic-properties draw:fill-color="#ffffff" draw:auto-grow-height="true" fo:min-height="17.916cm"/>
    </style:style>
    <style:style style:name="pr10" style:family="presentation" style:parent-style-name="fpl_5f_presentation_5f_template-title">
      <style:graphic-properties draw:fill-color="#ffffff" draw:auto-grow-height="true" fo:min-height="2.275cm"/>
    </style:style>
    <style:style style:name="pr11" style:family="presentation" style:parent-style-name="fpl_5f_presentation_5f_template-outline1" style:list-style-name="L12">
      <style:graphic-properties draw:fill-color="#ffffff" draw:auto-grow-height="true" fo:min-height="15.441cm"/>
    </style:style>
    <style:style style:name="pr12" style:family="presentation" style:parent-style-name="fpl_5f_presentation_5f_template-subtitle">
      <style:graphic-properties draw:fill-color="#ffffff" fo:min-height="15.086cm"/>
    </style:style>
    <style:style style:name="pr13" style:family="presentation" style:parent-style-name="fpl_5f_presentation_5f_template-notes">
      <style:graphic-properties draw:fill-color="#ffffff" fo:min-height="13.111cm"/>
    </style:style>
    <style:style style:name="pr14" style:family="presentation" style:parent-style-name="fpl_5f_presentation_5f_template-subtitle" style:list-style-name="L13">
      <style:graphic-properties draw:fill-color="#ffffff" draw:auto-grow-height="true" fo:min-height="15.337cm"/>
    </style:style>
    <style:style style:name="P1" style:family="paragraph">
      <style:paragraph-properties fo:margin-left="0cm" fo:margin-right="0cm" fo:text-align="center" fo:text-indent="0cm" style:text-autospace="none"/>
    </style:style>
    <style:style style:name="P2" style:family="paragraph">
      <style:paragraph-properties fo:margin-left="0cm" fo:margin-right="0cm" fo:text-align="center" fo:text-indent="0cm" style:text-autospace="none"/>
      <style:text-properties style:use-window-font-color="true"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indent="-0.6cm"/>
      <style:text-properties fo:font-family="'Bitstream Vera Sans'" style:font-family-generic="swiss" style:font-pitch="variable" fo:font-size="54pt" fo:font-weight="bold"/>
    </style:style>
    <style:style style:name="P6" style:family="paragraph">
      <style:paragraph-properties fo:margin-left="0.952cm" fo:margin-right="0cm" text:enable-numbering="false" fo:text-indent="-0.952cm"/>
    </style:style>
    <style:style style:name="P7" style:family="paragraph">
      <style:paragraph-properties fo:margin-left="1.6cm" fo:margin-right="0cm" text:enable-numbering="true" fo:text-indent="-1.5cm"/>
    </style:style>
    <style:style style:name="P8" style:family="paragraph">
      <style:paragraph-properties fo:margin-left="0cm" fo:margin-right="0cm" text:enable-numbering="true" fo:text-indent="0cm"/>
      <style:text-properties fo:font-size="30pt"/>
    </style:style>
    <style:style style:name="P9" style:family="paragraph">
      <style:paragraph-properties fo:margin-left="0.952cm" fo:margin-right="0cm" text:enable-numbering="true" fo:text-indent="-0.952cm"/>
    </style:style>
    <style:style style:name="P10" style:family="paragraph">
      <style:paragraph-properties fo:text-align="center"/>
      <style:text-properties fo:color="#ffffff"/>
    </style:style>
    <style:style style:name="P11" style:family="paragraph">
      <style:paragraph-properties fo:text-align="center"/>
      <style:text-properties fo:color="#ffffff" fo:font-size="16pt" fo:font-weight="bold" style:font-size-asian="18pt" style:font-size-complex="18pt"/>
    </style:style>
    <style:style style:name="P12" style:family="paragraph">
      <style:paragraph-properties fo:margin-left="0cm" fo:margin-right="0cm" fo:text-indent="0cm"/>
      <style:text-properties fo:color="#ffffff" fo:font-size="16pt" fo:font-weight="bold" style:font-size-asian="18pt" style:font-size-complex="18pt"/>
    </style:style>
    <style:style style:name="P13" style:family="paragraph">
      <style:paragraph-properties fo:margin-left="0cm" fo:margin-right="0cm" fo:text-indent="0cm" style:text-autospace="none"/>
    </style:style>
    <style:style style:name="P14" style:family="paragraph">
      <style:paragraph-properties fo:margin-left="0cm" fo:margin-right="0cm" fo:text-indent="0cm" style:text-autospace="none"/>
      <style:text-properties fo:color="#ffffff" fo:font-family="'Times New Roman'" style:font-family-generic="roman" fo:font-size="8pt" fo:font-weight="bold" style:font-family-asian="'Times New Roman'" style:font-family-generic-asian="roman" style:font-size-asian="8pt" style:font-weight-asian="bold" style:font-family-complex="'Times New Roman'" style:font-family-generic-complex="roman" style:font-size-complex="4.59999990463257pt" style:font-weight-complex="bold"/>
    </style:style>
    <style:style style:name="P15" style:family="paragraph">
      <style:paragraph-properties fo:margin-left="0.952cm" fo:margin-right="0cm" text:enable-numbering="false" fo:text-indent="-0.952cm" style:text-autospace="none"/>
    </style:style>
    <style:style style:name="P16" style:family="paragraph">
      <style:paragraph-properties fo:margin-left="0.952cm" fo:margin-right="0cm" text:enable-numbering="false" fo:text-indent="-0.952cm" style:text-autospace="none"/>
      <style:text-properties fo:font-family="Courier" style:font-family-generic="swiss" style:font-pitch="variable" fo:font-size="26pt" fo:font-weight="normal" style:font-family-asian="Courier" style:font-family-generic-asian="modern" style:font-pitch-asian="fixed" style:font-size-asian="9pt" style:font-family-complex="Courier" style:font-family-generic-complex="modern" style:font-pitch-complex="fixed" style:font-size-complex="5.09999990463257pt"/>
    </style:style>
    <style:style style:name="P17" style:family="paragraph">
      <style:paragraph-properties fo:margin-left="0cm" fo:margin-right="0cm" fo:text-indent="0cm"/>
      <style:text-properties fo:font-size="32pt"/>
    </style:style>
    <style:style style:name="P18" style:family="paragraph">
      <style:paragraph-properties fo:text-align="center"/>
    </style:style>
    <style:style style:name="P19" style:family="paragraph">
      <style:paragraph-properties fo:margin-left="0cm" fo:margin-right="0cm" fo:text-indent="0cm"/>
      <style:text-properties fo:color="#ffffff" fo:font-size="12pt" style:font-size-asian="18pt" style:font-size-complex="18pt"/>
    </style:style>
    <style:style style:name="P20" style:family="paragraph">
      <style:paragraph-properties fo:margin-left="1.2cm" fo:margin-right="0cm" text:enable-numbering="false" fo:text-indent="-0.9cm" style:text-autospace="none"/>
      <style:text-properties style:use-window-font-color="true" fo:font-family="Courier" style:font-family-generic="swiss" style:font-pitch="variable" fo:font-size="26pt" fo:language="ro" fo:country="RO" fo:font-weight="normal" style:font-family-asian="'Courier New CE'" style:font-family-generic-asian="modern" style:font-pitch-asian="fixed" style:font-size-asian="10pt" style:font-family-complex="'Courier New CE'" style:font-family-generic-complex="modern" style:font-pitch-complex="fixed" style:font-size-complex="5.69999980926514pt"/>
    </style:style>
    <style:style style:name="P21" style:family="paragraph">
      <style:paragraph-properties fo:margin-left="0.952cm" fo:margin-right="0cm" text:enable-numbering="false" fo:text-indent="-0.952cm" style:text-autospace="none"/>
      <style:text-properties fo:font-family="'Courier New CE'" style:font-family-generic="modern" style:font-pitch="fixed" fo:font-size="14pt" fo:language="ro" fo:country="RO" fo:font-weight="bold" style:font-family-asian="'Courier New CE'" style:font-family-generic-asian="modern" style:font-pitch-asian="fixed" style:font-size-asian="10pt" style:font-family-complex="'Courier New CE'" style:font-family-generic-complex="modern" style:font-pitch-complex="fixed" style:font-size-complex="5.69999980926514pt"/>
    </style:style>
    <style:style style:name="P22" style:family="paragraph">
      <style:paragraph-properties fo:margin-left="0cm" fo:margin-right="0cm" fo:text-indent="0cm"/>
      <style:text-properties fo:font-size="24pt"/>
    </style:style>
    <style:style style:name="P23" style:family="paragraph">
      <style:paragraph-properties fo:margin-left="0cm" fo:margin-right="0cm" fo:text-indent="0cm"/>
      <style:text-properties fo:font-size="12pt"/>
    </style:style>
    <style:style style:name="P2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Bitstream Vera Sans'" style:font-family-generic="roman" style:font-pitch="variable" fo:font-size="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Bitstream Vera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6" style:family="paragraph">
      <style:paragraph-properties fo:margin-left="0cm" fo:margin-right="0cm" fo:text-indent="0cm"/>
      <style:text-properties fo:color="#ffffff" fo:font-size="12pt"/>
    </style:style>
    <style:style style:name="P27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Bitstream Vera Sans'" style:font-family-generic="roman" style:font-pitch="variable" fo:font-size="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8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Bitstream Vera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Gothic" style:font-family-generic-asian="system" style:font-pitch-asian="variable" style:font-size-asian="18pt" style:language-asian="en" style:country-asian="US" style:font-style-asian="normal" style:font-weight-asian="normal" style:font-family-complex="Tahoma" style:font-family-generic-complex="system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29" style:family="paragraph">
      <style:paragraph-properties fo:margin-left="0cm" fo:margin-right="0cm" text:enable-numbering="true" fo:text-indent="0cm"/>
    </style:style>
    <style:style style:name="T1" style:family="text">
      <style:text-properties style:use-window-font-color="true" style:text-outline="false" style:text-line-through-style="none" fo:font-family="'Bitstream Vera Sans'" style:font-family-generic="swiss" style:font-pitch="variable" fo:font-size="48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2" style:family="text">
      <style:text-properties style:use-window-font-color="true" style:text-outline="false" style:text-line-through-style="none" fo:font-family="ArialMT" style:font-family-generic="swiss" fo:font-size="48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3" style:family="text">
      <style:text-properties style:use-window-font-color="true" style:text-outline="false" style:text-line-through-style="none" fo:font-family="ArialMT" style:font-family-generic="swiss" fo:font-size="32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4" style:family="text">
      <style:text-properties style:use-window-font-color="true" style:text-outline="false" style:text-line-through-style="none" fo:font-family="'Bitstream Vera Sans'" style:font-family-generic="swiss" style:font-pitch="variable" fo:font-size="32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5" style:family="text">
      <style:text-properties fo:font-family="'Bitstream Vera Sans'" style:font-family-generic="swiss" style:font-pitch="variable" fo:font-size="54pt" fo:font-weight="bold"/>
    </style:style>
    <style:style style:name="T6" style:family="text">
      <style:text-properties fo:font-size="20pt"/>
    </style:style>
    <style:style style:name="T7" style:family="text">
      <style:text-properties fo:font-size="30pt"/>
    </style:style>
    <style:style style:name="T8" style:family="text">
      <style:text-properties fo:color="#ffffff" fo:font-size="16pt" fo:font-weight="bold" style:font-size-asian="18pt" style:font-size-complex="18pt"/>
    </style:style>
    <style:style style:name="T9" style:family="text">
      <style:text-properties fo:color="#ffffff" fo:font-family="'Times New Roman'" style:font-family-generic="roman" fo:font-size="28pt" fo:font-weight="bold" style:font-family-asian="'Times New Roman'" style:font-family-generic-asian="roman" style:font-size-asian="10pt" style:font-weight-asian="bold" style:font-family-complex="'Times New Roman'" style:font-family-generic-complex="roman" style:font-size-complex="5.69999980926514pt" style:font-weight-complex="bold"/>
    </style:style>
    <style:style style:name="T10" style:family="text">
      <style:text-properties fo:color="#ffffff"/>
    </style:style>
    <style:style style:name="T11" style:family="text">
      <style:text-properties fo:font-family="Courier" style:font-family-generic="swiss" style:font-pitch="variable" fo:font-size="26pt" fo:font-style="italic" fo:font-weight="normal" style:font-family-asian="Courier" style:font-family-generic-asian="modern" style:font-pitch-asian="fixed" style:font-size-asian="9pt" style:font-family-complex="Courier" style:font-family-generic-complex="modern" style:font-pitch-complex="fixed" style:font-size-complex="5.09999990463257pt"/>
    </style:style>
    <style:style style:name="T12" style:family="text">
      <style:text-properties style:use-window-font-color="true" fo:font-family="Courier" style:font-family-generic="swiss" style:font-pitch="variable" fo:font-size="26pt" fo:font-weight="bold" style:font-family-asian="Courier" style:font-family-generic-asian="modern" style:font-pitch-asian="fixed" style:font-size-asian="9pt" style:font-family-complex="Courier" style:font-family-generic-complex="modern" style:font-pitch-complex="fixed" style:font-size-complex="5.09999990463257pt"/>
    </style:style>
    <style:style style:name="T13" style:family="text">
      <style:text-properties fo:font-family="Courier" style:font-family-generic="swiss" style:font-pitch="variable" fo:font-size="26pt" fo:font-weight="normal" style:font-family-asian="Courier" style:font-family-generic-asian="modern" style:font-pitch-asian="fixed" style:font-size-asian="9pt" style:font-family-complex="Courier" style:font-family-generic-complex="modern" style:font-pitch-complex="fixed" style:font-size-complex="5.09999990463257pt"/>
    </style:style>
    <style:style style:name="T14" style:family="text">
      <style:text-properties style:use-window-font-color="true" fo:font-family="Courier" style:font-family-generic="swiss" style:font-pitch="variable" fo:font-size="26pt" fo:font-weight="normal" style:font-family-asian="Courier" style:font-family-generic-asian="modern" style:font-pitch-asian="fixed" style:font-size-asian="9pt" style:font-family-complex="Courier" style:font-family-generic-complex="modern" style:font-pitch-complex="fixed" style:font-size-complex="5.09999990463257pt"/>
    </style:style>
    <style:style style:name="T15" style:family="text">
      <style:text-properties fo:font-size="32pt"/>
    </style:style>
    <style:style style:name="T16" style:family="text">
      <style:text-properties fo:color="#ffffff" fo:font-size="12pt" style:font-size-asian="18pt" style:font-size-complex="18pt"/>
    </style:style>
    <style:style style:name="T17" style:family="text">
      <style:text-properties style:use-window-font-color="true" fo:font-family="Courier" style:font-family-generic="swiss" style:font-pitch="variable" fo:font-size="26pt" fo:language="ro" fo:country="RO" fo:font-weight="normal" style:font-family-asian="'Courier New CE'" style:font-family-generic-asian="modern" style:font-pitch-asian="fixed" style:font-size-asian="10pt" style:font-family-complex="'Courier New CE'" style:font-family-generic-complex="modern" style:font-pitch-complex="fixed" style:font-size-complex="5.69999980926514pt"/>
    </style:style>
    <style:style style:name="T18" style:family="text">
      <style:text-properties style:use-window-font-color="true" fo:font-family="Courier" style:font-family-generic="swiss" style:font-pitch="variable" fo:font-size="26pt" fo:language="ro" fo:country="RO" fo:font-weight="bold" style:font-family-asian="'Courier New CE'" style:font-family-generic-asian="modern" style:font-pitch-asian="fixed" style:font-size-asian="10pt" style:font-family-complex="'Courier New CE'" style:font-family-generic-complex="modern" style:font-pitch-complex="fixed" style:font-size-complex="5.69999980926514pt"/>
    </style:style>
    <style:style style:name="T19" style:family="text">
      <style:text-properties fo:font-family="'Courier New CE'" style:font-family-generic="modern" style:font-pitch="fixed" fo:font-size="14pt" fo:language="ro" fo:country="RO" fo:font-weight="bold" style:font-family-asian="'Courier New CE'" style:font-family-generic-asian="modern" style:font-pitch-asian="fixed" style:font-size-asian="10pt" style:font-family-complex="'Courier New CE'" style:font-family-generic-complex="modern" style:font-pitch-complex="fixed" style:font-size-complex="5.69999980926514pt"/>
    </style:style>
    <style:style style:name="T20" style:family="text">
      <style:text-properties fo:font-family="Courier" style:font-family-generic="swiss" style:font-pitch="variable" fo:font-size="26pt" fo:language="ro" fo:country="RO" fo:font-weight="normal" style:font-family-asian="'Courier New CE'" style:font-family-generic-asian="modern" style:font-pitch-asian="fixed" style:font-size-asian="10pt" style:font-family-complex="'Courier New CE'" style:font-family-generic-complex="modern" style:font-pitch-complex="fixed" style:font-size-complex="5.69999980926514pt"/>
    </style:style>
    <style:style style:name="T21" style:family="text">
      <style:text-properties fo:font-family="Courier" style:font-family-generic="swiss" style:font-pitch="variable" fo:font-size="26pt" fo:language="ro" fo:country="RO" fo:font-weight="bold" style:font-family-asian="'Courier New CE'" style:font-family-generic-asian="modern" style:font-pitch-asian="fixed" style:font-size-asian="10pt" style:font-family-complex="'Courier New CE'" style:font-family-generic-complex="modern" style:font-pitch-complex="fixed" style:font-size-complex="5.69999980926514pt"/>
    </style:style>
    <style:style style:name="T22" style:family="text">
      <style:text-properties fo:font-size="12pt"/>
    </style:style>
    <style:style style:name="T23" style:family="text">
      <style:text-properties fo:color="#ffffff" fo:font-size="12pt"/>
    </style:style>
    <text:list-style style:name="L1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decorative" style:font-pitch="variable" fo:color="#00ff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decorative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number text:level="1" style:num-suffix=")" style:num-format="1" text:start-value="0">
        <style:list-level-properties text:space-before="0.1cm" text:min-label-width="1.5cm"/>
        <style:text-properties fo:color="#e6e6e6" fo:font-size="100%"/>
      </text:list-level-style-number>
      <text:list-level-style-number text:level="2" style:num-suffix=")" style:num-format="1" text:start-value="0">
        <style:list-level-properties text:space-before="0.2cm" text:min-label-width="1.5cm"/>
        <style:text-properties fo:color="#e6e6e6" fo:font-size="100%"/>
      </text:list-level-style-number>
      <text:list-level-style-number text:level="3" style:num-suffix=")" style:num-format="1" text:start-value="0">
        <style:list-level-properties text:space-before="0.3cm" text:min-label-width="1.5cm"/>
        <style:text-properties fo:color="#e6e6e6" fo:font-size="100%"/>
      </text:list-level-style-number>
      <text:list-level-style-number text:level="4" style:num-suffix=")" style:num-format="1" text:start-value="0">
        <style:list-level-properties text:space-before="0.4cm" text:min-label-width="1.5cm"/>
        <style:text-properties fo:color="#e6e6e6" fo:font-size="100%"/>
      </text:list-level-style-number>
      <text:list-level-style-number text:level="5" style:num-suffix=")" style:num-format="1" text:start-value="0">
        <style:list-level-properties text:space-before="0.5cm" text:min-label-width="1.5cm"/>
        <style:text-properties fo:color="#e6e6e6" fo:font-size="100%"/>
      </text:list-level-style-number>
      <text:list-level-style-number text:level="6" style:num-suffix=")" style:num-format="1" text:start-value="0">
        <style:list-level-properties text:space-before="0.6cm" text:min-label-width="1.5cm"/>
        <style:text-properties fo:color="#e6e6e6" fo:font-size="100%"/>
      </text:list-level-style-number>
      <text:list-level-style-number text:level="7" style:num-suffix=")" style:num-format="1" text:start-value="0">
        <style:list-level-properties text:space-before="0.7cm" text:min-label-width="1.5cm"/>
        <style:text-properties fo:color="#e6e6e6" fo:font-size="100%"/>
      </text:list-level-style-number>
      <text:list-level-style-number text:level="8" style:num-suffix=")" style:num-format="1" text:start-value="0">
        <style:list-level-properties text:space-before="0.8cm" text:min-label-width="1.5cm"/>
        <style:text-properties fo:color="#e6e6e6" fo:font-size="100%"/>
      </text:list-level-style-number>
      <text:list-level-style-number text:level="9" style:num-suffix=")" style:num-format="1" text:start-value="0">
        <style:list-level-properties text:space-before="0.9cm" text:min-label-width="1.5cm"/>
        <style:text-properties fo:color="#e6e6e6" fo:font-size="100%"/>
      </text:list-level-style-number>
    </text:list-style>
    <text:list-style style:name="L5">
      <text:list-level-style-number text:level="1" style:num-suffix=")" style:num-format="1" text:start-value="7">
        <style:text-properties fo:color="#e6e6e6" fo:font-size="100%"/>
      </text:list-level-style-number>
      <text:list-level-style-number text:level="2" style:num-suffix=")" style:num-format="1" text:start-value="7">
        <style:text-properties fo:color="#e6e6e6" fo:font-size="100%"/>
      </text:list-level-style-number>
      <text:list-level-style-number text:level="3" style:num-suffix=")" style:num-format="1" text:start-value="7">
        <style:list-level-properties text:space-before="0.3cm" text:min-label-width="1.5cm"/>
        <style:text-properties fo:color="#e6e6e6" fo:font-size="100%"/>
      </text:list-level-style-number>
      <text:list-level-style-number text:level="4" style:num-suffix=")" style:num-format="1" text:start-value="7">
        <style:list-level-properties text:space-before="0.4cm" text:min-label-width="1.5cm"/>
        <style:text-properties fo:color="#e6e6e6" fo:font-size="100%"/>
      </text:list-level-style-number>
      <text:list-level-style-number text:level="5" style:num-suffix=")" style:num-format="1" text:start-value="7">
        <style:list-level-properties text:space-before="0.5cm" text:min-label-width="1.5cm"/>
        <style:text-properties fo:color="#e6e6e6" fo:font-size="100%"/>
      </text:list-level-style-number>
      <text:list-level-style-number text:level="6" style:num-suffix=")" style:num-format="1" text:start-value="7">
        <style:list-level-properties text:space-before="0.6cm" text:min-label-width="1.5cm"/>
        <style:text-properties fo:color="#e6e6e6" fo:font-size="100%"/>
      </text:list-level-style-number>
      <text:list-level-style-number text:level="7" style:num-suffix=")" style:num-format="1" text:start-value="7">
        <style:list-level-properties text:space-before="0.7cm" text:min-label-width="1.5cm"/>
        <style:text-properties fo:color="#e6e6e6" fo:font-size="100%"/>
      </text:list-level-style-number>
      <text:list-level-style-number text:level="8" style:num-suffix=")" style:num-format="1" text:start-value="7">
        <style:list-level-properties text:space-before="0.8cm" text:min-label-width="1.5cm"/>
        <style:text-properties fo:color="#e6e6e6" fo:font-size="100%"/>
      </text:list-level-style-number>
      <text:list-level-style-number text:level="9" style:num-suffix=")" style:num-format="1" text:start-value="7">
        <style:list-level-properties text:space-before="0.9cm" text:min-label-width="1.5cm"/>
        <style:text-properties fo:color="#e6e6e6" fo:font-size="100%"/>
      </text:list-level-style-number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•">
        <style:text-properties fo:font-family="StarSymbol" style:font-charset="x-symbol" fo:color="#000000" fo:font-size="45%"/>
      </text:list-level-style-bullet>
      <text:list-level-style-bullet text:level="2" text:bullet-char="•"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fo:font-family="Arial" style:font-family-generic="decorative" style:font-pitch="variable" fo:color="#00ff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decorative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L11">
      <text:list-level-style-number text:level="1" style:num-suffix=")" style:num-format="1" text:start-value="7">
        <style:text-properties fo:color="#e6e6e6" fo:font-size="100%"/>
      </text:list-level-style-number>
      <text:list-level-style-number text:level="2" style:num-suffix=")" style:num-format="1" text:start-value="7">
        <style:list-level-properties text:space-before="0.2cm" text:min-label-width="1.5cm"/>
        <style:text-properties fo:color="#e6e6e6" fo:font-size="100%"/>
      </text:list-level-style-number>
      <text:list-level-style-number text:level="3" style:num-suffix=")" style:num-format="1" text:start-value="7">
        <style:list-level-properties text:space-before="0.3cm" text:min-label-width="1.5cm"/>
        <style:text-properties fo:color="#e6e6e6" fo:font-size="100%"/>
      </text:list-level-style-number>
      <text:list-level-style-number text:level="4" style:num-suffix=")" style:num-format="1" text:start-value="7">
        <style:list-level-properties text:space-before="0.4cm" text:min-label-width="1.5cm"/>
        <style:text-properties fo:color="#e6e6e6" fo:font-size="100%"/>
      </text:list-level-style-number>
      <text:list-level-style-number text:level="5" style:num-suffix=")" style:num-format="1" text:start-value="7">
        <style:list-level-properties text:space-before="0.5cm" text:min-label-width="1.5cm"/>
        <style:text-properties fo:color="#e6e6e6" fo:font-size="100%"/>
      </text:list-level-style-number>
      <text:list-level-style-number text:level="6" style:num-suffix=")" style:num-format="1" text:start-value="7">
        <style:list-level-properties text:space-before="0.6cm" text:min-label-width="1.5cm"/>
        <style:text-properties fo:color="#e6e6e6" fo:font-size="100%"/>
      </text:list-level-style-number>
      <text:list-level-style-number text:level="7" style:num-suffix=")" style:num-format="1" text:start-value="7">
        <style:list-level-properties text:space-before="0.7cm" text:min-label-width="1.5cm"/>
        <style:text-properties fo:color="#e6e6e6" fo:font-size="100%"/>
      </text:list-level-style-number>
      <text:list-level-style-number text:level="8" style:num-suffix=")" style:num-format="1" text:start-value="7">
        <style:list-level-properties text:space-before="0.8cm" text:min-label-width="1.5cm"/>
        <style:text-properties fo:color="#e6e6e6" fo:font-size="100%"/>
      </text:list-level-style-number>
      <text:list-level-style-number text:level="9" style:num-suffix=")" style:num-format="1" text:start-value="7">
        <style:list-level-properties text:space-before="0.9cm" text:min-label-width="1.5cm"/>
        <style:text-properties fo:color="#e6e6e6" fo:font-size="100%"/>
      </text:list-level-style-number>
    </text:list-style>
    <text:list-style style:name="L12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13">
      <text:list-level-style-bullet text:level="1" text:bullet-char="•"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© 2007 FASTPATH LOGIC INC.</presentation:footer-decl>
      <presentation:date-time-decl presentation:name="dtd1" presentation:source="fixed">07/02/2007</presentation:date-time-decl>
      <draw:page draw:name="page1" draw:style-name="dp1" draw:master-page-name="fpl_5f_presentation_5f_template" presentation:use-footer-name="ftr1" presentation:use-date-time-name="dtd1">
        <office:forms form:automatic-focus="false" form:apply-design-mode="false"/>
        <draw:frame presentation:style-name="pr1" draw:text-style-name="P2" draw:layer="layout" svg:width="18.666cm" svg:height="9.52cm" svg:x="6.36cm" svg:y="5.037cm" presentation:class="title" presentation:user-transformed="true">
          <draw:text-box>
            <text:p text:style-name="P1"><text:span text:style-name="T1">CSL/CSLC</text:span><text:span text:style-name="T2"> </text:span><text:span text:style-name="T3"><text:line-break/></text:span><text:span text:style-name="T3"><text:line-break/></text:span><text:span text:style-name="T4">The Front End Chip Architecture, Design and Verification Productivity Solution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1" presentation:class="page"/>
          <draw:frame presentation:style-name="pr2" draw:text-style-name="P3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" draw:style-name="dp1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4" draw:layer="layout" svg:width="18.666cm" svg:height="3.649cm" svg:x="7.231cm" svg:y="0.974cm" presentation:class="title">
          <draw:text-box>
            <text:p text:style-name="P4">Part 4</text:p>
          </draw:text-box>
        </draw:frame>
        <draw:frame presentation:style-name="pr3" draw:text-style-name="P5" draw:layer="layout" svg:width="22.216cm" svg:height="15.337cm" svg:x="5.455cm" svg:y="4.618cm" presentation:class="subtitle">
          <draw:text-box>
            <text:p text:style-name="P3"><text:span text:style-name="T5">Design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2" presentation:class="page"/>
          <draw:frame presentation:style-name="pr4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3" draw:style-name="dp1" draw:master-page-name="fpl_5f_presentation_5f_template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4" draw:layer="layout" svg:width="18.666cm" svg:height="3.649cm" svg:x="7.231cm" svg:y="0.974cm" presentation:class="title">
          <draw:text-box>
            <text:p text:style-name="P4">Design example <text:s text:c="3"/><text:span text:style-name="T6">need a csl list and a cslc list</text:span></text:p>
          </draw:text-box>
        </draw:frame>
        <draw:frame presentation:style-name="pr5" draw:text-style-name="P6" draw:layer="layout" svg:width="22.216cm" svg:height="15.337cm" svg:x="5.455cm" svg:y="4.618cm" presentation:class="outline">
          <draw:text-box>
            <text:list text:style-name="L3">
              <text:list-item>
                <text:p text:style-name="P6">The design process has the following steps:</text:p>
              </text:list-item>
            </text:list>
            <text:list text:style-name="L4">
              <text:list-item>
                <text:p text:style-name="P7">drawing the chip block diagram</text:p>
              </text:list-item>
            </text:list>
            <text:list text:style-name="L4" text:continue-numbering="true">
              <text:list-item>
                <text:p text:style-name="P7">defining memory map</text:p>
              </text:list-item>
            </text:list>
            <text:list text:style-name="L4" text:continue-numbering="true">
              <text:list-item>
                <text:p text:style-name="P7">creating hierarchy</text:p>
              </text:list-item>
            </text:list>
            <text:list text:style-name="L4" text:continue-numbering="true">
              <text:list-item>
                <text:p text:style-name="P7">creating interfaces for modules (or add???)</text:p>
              </text:list-item>
            </text:list>
            <text:list text:style-name="L4" text:continue-numbering="true">
              <text:list-item>
                <text:p text:style-name="P7">connect special signals (clock, set/reset)</text:p>
              </text:list-item>
            </text:list>
            <text:list text:style-name="L4" text:continue-numbering="true">
              <text:list-item>
                <text:p text:style-name="P7">make connections between modules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3" presentation:class="page"/>
          <draw:frame presentation:style-name="pr4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4" draw:style-name="dp1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4" draw:layer="layout" svg:width="18.666cm" svg:height="3.649cm" svg:x="7.365cm" svg:y="-0.201cm" presentation:class="title" presentation:user-transformed="true">
          <draw:text-box>
            <text:p text:style-name="P4">Design example</text:p>
          </draw:text-box>
        </draw:frame>
        <draw:frame presentation:style-name="pr6" draw:text-style-name="P8" draw:layer="layout" svg:width="22.216cm" svg:height="17.121cm" svg:x="5.154cm" svg:y="2.99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8"><text:span text:style-name="T7">define instruction set architecture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8"><text:span text:style-name="T7">generate library components to be instantiated in the modules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8"><text:span text:style-name="T7">write logic for each unit and include in a leaf level unit generated from the interconnect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8"><text:span text:style-name="T7">generate testbench and verification components for chip verification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8"><text:span text:style-name="T7">write C++ model for the chip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8"><text:span text:style-name="T7">simulate the design and compare RTL model outputs with <text:s/>C++ model <text:s/>outpu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4" presentation:class="page"/>
          <draw:frame presentation:style-name="pr4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5" draw:style-name="dp1" draw:master-page-name="fpl_5f_presentation_5f_templat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4" draw:layer="layout" svg:width="18.666cm" svg:height="2.442cm" svg:x="6.729cm" svg:y="0.204cm" presentation:class="title" presentation:user-transformed="true">
          <draw:text-box>
            <text:p text:style-name="P4">suggestions</text:p>
          </draw:text-box>
        </draw:frame>
        <draw:frame presentation:style-name="pr5" draw:text-style-name="P9" draw:layer="layout" svg:width="22.216cm" svg:height="20.184cm" svg:x="4.684cm" svg:y="2.408cm" presentation:class="outline" presentation:user-transformed="true">
          <draw:text-box>
            <text:list text:style-name="L3">
              <text:list-item>
                <text:p text:style-name="P9">Mark steps as csl or cslc</text:p>
              </text:list-item>
            </text:list>
            <text:list text:style-name="L3">
              <text:list-item>
                <text:p text:style-name="P9">Sets of slides for each step – same number and name so reader can track</text:p>
              </text:list-item>
            </text:list>
            <text:list text:style-name="L3">
              <text:list-item>
                <text:p text:style-name="P9">All claims supported by example(s)</text:p>
              </text:list-item>
            </text:list>
            <text:list text:style-name="L3">
              <text:list-item>
                <text:p text:style-name="P9">Explain source of info for each step </text:p>
              </text:list-item>
            </text:list>
            <text:list text:style-name="L3">
              <text:list-item>
                <text:p text:style-name="P9">Explain what happens in each step</text:p>
              </text:list-item>
            </text:list>
            <text:list text:style-name="L3">
              <text:list-item>
                <text:p text:style-name="P9">User doesn't enter verilog. If right verilog has no place here. If wrong explain why verilog is here because I thought we write spec using csl. </text:p>
              </text:list-item>
            </text:list>
            <text:list text:style-name="L3"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5" presentation:class="page"/>
          <draw:frame presentation:style-name="pr4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6" draw:style-name="dp1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8" draw:text-style-name="P4" draw:layer="layout" svg:width="23.912cm" svg:height="3.008cm" svg:x="4.49cm" svg:y="0.834cm" presentation:class="title" presentation:user-transformed="true">
          <draw:text-box>
            <text:p text:style-name="P4">1. CSL Block diagram<text:span text:style-name="T6"> <text:s/>use same numbers and words as </text:span><text:span text:style-name="T6"><text:line-break/></text:span><text:span text:style-name="T6">in lists</text:span></text:p>
          </draw:text-box>
        </draw:frame>
        <draw:custom-shape draw:style-name="gr2" draw:text-style-name="P10" draw:layer="layout" svg:width="15.698cm" svg:height="4.198cm" svg:x="5.228cm" svg:y="14.137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.742cm" svg:height="2.596cm" svg:x="6.725cm" svg:y="14.925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.742cm" svg:height="2.596cm" svg:x="9.341cm" svg:y="14.925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.743cm" svg:height="2.596cm" svg:x="11.957cm" svg:y="14.925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.743cm" svg:height="2.596cm" svg:x="14.735cm" svg:y="14.925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1.743cm" svg:height="2.596cm" svg:x="17.678cm" svg:y="14.925cm">
          <text:p text:style-name="P4"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2.043cm" svg:height="1.102cm" svg:x="5.121cm" svg:y="14.155cm">
          <draw:text-box>
            <text:p text:style-name="P4"><text:span text:style-name="T8">chip</text:span></text:p>
          </draw:text-box>
        </draw:frame>
        <draw:frame draw:style-name="gr5" draw:text-style-name="P12" draw:layer="layout" svg:width="1.653cm" svg:height="1.102cm" svg:x="7.058cm" svg:y="15.824cm">
          <draw:text-box>
            <text:p text:style-name="P4"><text:span text:style-name="T8">pc</text:span></text:p>
          </draw:text-box>
        </draw:frame>
        <draw:frame draw:style-name="gr4" draw:text-style-name="P12" draw:layer="layout" svg:width="1.653cm" svg:height="1.102cm" svg:x="9.663cm" svg:y="15.818cm">
          <draw:text-box>
            <text:p text:style-name="P4"><text:span text:style-name="T8">im</text:span></text:p>
          </draw:text-box>
        </draw:frame>
        <draw:frame draw:style-name="gr4" draw:text-style-name="P12" draw:layer="layout" svg:width="2.173cm" svg:height="1.102cm" svg:x="12.373cm" svg:y="15.828cm">
          <draw:text-box>
            <text:p text:style-name="P4"><text:span text:style-name="T8">id</text:span></text:p>
          </draw:text-box>
        </draw:frame>
        <draw:frame draw:style-name="gr4" draw:text-style-name="P12" draw:layer="layout" svg:width="2.173cm" svg:height="1.102cm" svg:x="15.193cm" svg:y="15.823cm">
          <draw:text-box>
            <text:p text:style-name="P4"><text:span text:style-name="T8">rf</text:span></text:p>
          </draw:text-box>
        </draw:frame>
        <draw:frame draw:style-name="gr4" draw:text-style-name="P12" draw:layer="layout" svg:width="2.175cm" svg:height="1.102cm" svg:x="17.919cm" svg:y="15.79cm">
          <draw:text-box>
            <text:p text:style-name="P4"><text:span text:style-name="T8">alu</text:span></text:p>
          </draw:text-box>
        </draw:frame>
        <draw:frame draw:style-name="gr6" draw:text-style-name="P14" draw:layer="layout" svg:width="19.17cm" svg:height="6.3cm" svg:x="7.365cm" svg:y="5.901cm">
          <draw:text-box>
            <text:p text:style-name="P13"><text:span text:style-name="T9"/></text:p>
            <text:p text:style-name="P4"><text:span text:style-name="T10"/></text:p>
            <text:p text:style-name="P4"><text:span text:style-name="T10"/></text:p>
          </draw:text-box>
        </draw:frame>
        <draw:frame draw:style-name="gr7" draw:layer="layout" svg:width="9.032cm" svg:height="2.258cm" svg:x="8.541cm" svg:y="14.04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13.195cm" svg:height="7.748cm" svg:x="7.943cm" svg:y="5.52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877cm" svg:height="11.093cm" svg:x="3.577cm" svg:y="2.247cm" draw:page-number="6" presentation:class="page"/>
          <draw:frame presentation:style-name="pr4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7" draw:style-name="dp1" draw:master-page-name="fpl_5f_presentation_5f_template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6" draw:layer="layout" svg:width="22.216cm" svg:height="18.741cm" svg:x="5.455cm" svg:y="3.018cm" presentation:class="outline" presentation:user-transformed="true">
          <draw:text-box>
            <text:list text:style-name="L3">
              <text:list-item>
                <text:p text:style-name="P15"><text:span text:style-name="T11">//a memory_map_page with an address range from 0 to 47 with an increment 1 and set the memory word width to 32-bits</text:span></text:p>
              </text:list-item>
            </text:list>
            <text:list text:style-name="L3">
              <text:list-item>
                <text:p text:style-name="P15"><text:span text:style-name="T12">csl_memory_map_page</text:span><text:span text:style-name="T13"> chip_mem_map_pg{</text:span></text:p>
              </text:list-item>
            </text:list>
            <text:list text:style-name="L3">
              <text:list-item>
                <text:p text:style-name="P15"><text:span text:style-name="T13">chip_mem_map_pg(){</text:span></text:p>
              </text:list-item>
            </text:list>
            <text:list text:style-name="L3">
              <text:list-item>
                <text:p text:style-name="P15"><text:span text:style-name="T13"><text:s/></text:span><text:span text:style-name="T11">add_address_range</text:span><text:span text:style-name="T13">(0,47);</text:span></text:p>
              </text:list-item>
            </text:list>
            <text:list text:style-name="L3">
              <text:list-item>
                <text:p text:style-name="P15"><text:span text:style-name="T13"><text:s/></text:span><text:span text:style-name="T11">set_address_increment</text:span><text:span text:style-name="T13">(1);</text:span></text:p>
              </text:list-item>
            </text:list>
            <text:list text:style-name="L3">
              <text:list-item>
                <text:p text:style-name="P15"><text:span text:style-name="T13">}};</text:span></text:p>
              </text:list-item>
            </text:list>
            <text:list text:style-name="L3">
              <text:list-item>
                <text:p text:style-name="P15"><text:span text:style-name="T12">csl_memory_map</text:span><text:span text:style-name="T14"> chip_mem_map{</text:span></text:p>
              </text:list-item>
            </text:list>
            <text:list text:style-name="L3">
              <text:list-item>
                <text:p text:style-name="P15"><text:span text:style-name="T13">chip_mem_map(){</text:span></text:p>
              </text:list-item>
            </text:list>
            <text:list text:style-name="L3">
              <text:list-item>
                <text:p text:style-name="P15"><text:span text:style-name="T13"><text:s text:c="2"/></text:span><text:span text:style-name="T11">set_type</text:span><text:span text:style-name="T13">(hierarchical);</text:span></text:p>
              </text:list-item>
            </text:list>
            <text:list text:style-name="L3">
              <text:list-item>
                <text:p text:style-name="P15"><text:span text:style-name="T13"><text:s text:c="2"/></text:span><text:span text:style-name="T11">set_data_word_width</text:span><text:span text:style-name="T13">(32);</text:span></text:p>
              </text:list-item>
            </text:list>
            <text:list text:style-name="L3">
              <text:list-item>
                <text:p text:style-name="P15"><text:span text:style-name="T13"><text:s/></text:span><text:span text:style-name="T13">}</text:span></text:p>
              </text:list-item>
            </text:list>
            <text:list text:style-name="L3">
              <text:list-item>
                <text:p text:style-name="P15"><text:span text:style-name="T13">};</text:span></text:p>
              </text:list-item>
            </text:list>
          </draw:text-box>
        </draw:frame>
        <draw:frame presentation:style-name="pr10" draw:text-style-name="P17" draw:layer="layout" svg:width="18.666cm" svg:height="2.275cm" svg:x="5.992cm" svg:y="0.371cm" presentation:class="title" presentation:user-transformed="true">
          <draw:text-box>
            <text:p text:style-name="P4"><text:span text:style-name="T15">2. Memory map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7" presentation:class="page"/>
          <draw:frame presentation:style-name="pr4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8" draw:style-name="dp1" draw:master-page-name="fpl_5f_presentation_5f_template" presentation:presentation-page-layout-name="AL3T19" presentation:use-footer-name="ftr1" presentation:use-date-time-name="dtd1">
        <office:forms form:automatic-focus="false" form:apply-design-mode="false"/>
        <draw:frame presentation:style-name="pr1" draw:text-style-name="P4" draw:layer="layout" svg:width="18.666cm" svg:height="3.649cm" svg:x="7.231cm" svg:y="0.974cm" presentation:class="title">
          <draw:text-box>
            <text:p text:style-name="P4">3. Hierarchy</text:p>
          </draw:text-box>
        </draw:frame>
        <draw:custom-shape draw:style-name="gr2" draw:text-style-name="P18" draw:layer="layout" svg:width="18.989cm" svg:height="5.669cm" svg:x="6.218cm" svg:y="8.69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3.131cm" svg:height="2.638cm" svg:x="6.57cm" svg:y="9.834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3.13cm" svg:height="2.638cm" svg:x="10.34cm" svg:y="9.834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3.131cm" svg:height="2.638cm" svg:x="14.181cm" svg:y="9.825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3.131cm" svg:height="2.638cm" svg:x="17.788cm" svg:y="9.834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8" draw:layer="layout" svg:width="3.132cm" svg:height="2.638cm" svg:x="21.512cm" svg:y="9.844cm">
          <text:p text:style-name="P4"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1.056cm" svg:height="0.882cm" svg:x="6.595cm" svg:y="9.672cm">
          <draw:text-box>
            <text:p text:style-name="P4"><text:span text:style-name="T16">pc</text:span></text:p>
          </draw:text-box>
        </draw:frame>
        <draw:frame draw:style-name="gr8" draw:text-style-name="P19" draw:layer="layout" svg:width="1.056cm" svg:height="0.882cm" svg:x="10.476cm" svg:y="9.716cm">
          <draw:text-box>
            <text:p text:style-name="P4"><text:span text:style-name="T16">im</text:span></text:p>
          </draw:text-box>
        </draw:frame>
        <draw:frame draw:style-name="gr9" draw:text-style-name="P19" draw:layer="layout" svg:width="1.39cm" svg:height="0.882cm" svg:x="17.848cm" svg:y="9.7cm">
          <draw:text-box>
            <text:p text:style-name="P4"><text:span text:style-name="T16">rf</text:span></text:p>
          </draw:text-box>
        </draw:frame>
        <draw:frame draw:style-name="gr9" draw:text-style-name="P19" draw:layer="layout" svg:width="1.389cm" svg:height="0.882cm" svg:x="21.561cm" svg:y="9.696cm">
          <draw:text-box>
            <text:p text:style-name="P4"><text:span text:style-name="T16">alu</text:span></text:p>
          </draw:text-box>
        </draw:frame>
        <draw:frame draw:style-name="gr8" draw:text-style-name="P19" draw:layer="layout" svg:width="1.496cm" svg:height="0.882cm" svg:x="6.099cm" svg:y="8.618cm">
          <draw:text-box>
            <text:p text:style-name="P4"><text:span text:style-name="T16">chip</text:span></text:p>
          </draw:text-box>
        </draw:frame>
        <draw:frame draw:style-name="gr8" draw:text-style-name="P19" draw:layer="layout" svg:width="1.389cm" svg:height="0.882cm" svg:x="14.27cm" svg:y="9.723cm">
          <draw:text-box>
            <text:p text:style-name="P4"><text:span text:style-name="T16">id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8" presentation:class="page"/>
          <draw:frame presentation:style-name="pr4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9" draw:style-name="dp1" draw:master-page-name="fpl_5f_presentation_5f_template" presentation:presentation-page-layout-name="AL4T3" presentation:use-footer-name="ftr1" presentation:use-date-time-name="dtd1">
        <office:forms form:automatic-focus="false" form:apply-design-mode="false"/>
        <draw:frame presentation:style-name="pr1" draw:text-style-name="P17" draw:layer="layout" svg:width="18.666cm" svg:height="3.649cm" svg:x="7.365cm" svg:y="0.505cm" presentation:class="title" presentation:user-transformed="true">
          <draw:text-box>
            <text:p text:style-name="P4"><text:span text:style-name="T15">Hierarchy. CSL code</text:span><text:span text:style-name="T6"> <text:s text:c="2"/>delete verilog, not used in csl</text:span></text:p>
          </draw:text-box>
        </draw:frame>
        <draw:frame presentation:style-name="pr11" draw:text-style-name="P20" draw:layer="layout" svg:width="13.933cm" svg:height="18.279cm" svg:x="4.555cm" svg:y="3.259cm" presentation:class="outline" presentation:user-transformed="true">
          <draw:text-box>
            <text:list text:style-name="L3">
              <text:list-item>
                <text:p text:style-name="P15"><text:span text:style-name="T17">// CSL code</text:span></text:p>
              </text:list-item>
            </text:list>
            <text:list text:style-name="L3">
              <text:list-item>
                <text:p text:style-name="P15"><text:span text:style-name="T18">csl_unit</text:span><text:span text:style-name="T17"> pc <text:s/>{ pc() {}};</text:span></text:p>
              </text:list-item>
            </text:list>
            <text:list text:style-name="L3">
              <text:list-item>
                <text:p text:style-name="P15"><text:span text:style-name="T18">csl_unit</text:span><text:span text:style-name="T17"> im <text:s/>{ im() {}};</text:span></text:p>
              </text:list-item>
            </text:list>
            <text:list text:style-name="L3">
              <text:list-item>
                <text:p text:style-name="P15"><text:span text:style-name="T18">csl_unit</text:span><text:span text:style-name="T17"> id <text:s/>{ id() {}};</text:span></text:p>
              </text:list-item>
            </text:list>
            <text:list text:style-name="L3">
              <text:list-item>
                <text:p text:style-name="P15"><text:span text:style-name="T18">csl_unit</text:span><text:span text:style-name="T17"> rf <text:s/>{ rf() {}};</text:span></text:p>
              </text:list-item>
            </text:list>
            <text:list text:style-name="L3">
              <text:list-item>
                <text:p text:style-name="P15"><text:span text:style-name="T18">csl_unit</text:span><text:span text:style-name="T17"> alu { alu(){}};</text:span></text:p>
              </text:list-item>
            </text:list>
            <text:list text:style-name="L3">
              <text:list-item>
                <text:p text:style-name="P15"><text:span text:style-name="T18">csl_unit</text:span><text:span text:style-name="T17"> chip <text:s/>{</text:span></text:p>
              </text:list-item>
            </text:list>
            <text:list text:style-name="L3">
              <text:list-item>
                <text:p text:style-name="P15"><text:span text:style-name="T17"><text:s text:c="3"/></text:span><text:span text:style-name="T17">pc pc0;</text:span></text:p>
              </text:list-item>
            </text:list>
            <text:list text:style-name="L3">
              <text:list-item>
                <text:p text:style-name="P15"><text:span text:style-name="T17"><text:s text:c="3"/></text:span><text:span text:style-name="T17">im im0;</text:span></text:p>
              </text:list-item>
            </text:list>
            <text:list text:style-name="L3">
              <text:list-item>
                <text:p text:style-name="P15"><text:span text:style-name="T17"><text:s text:c="3"/></text:span><text:span text:style-name="T17">id id0;</text:span></text:p>
              </text:list-item>
            </text:list>
            <text:list text:style-name="L3">
              <text:list-item>
                <text:p text:style-name="P15"><text:span text:style-name="T17"><text:s text:c="3"/></text:span><text:span text:style-name="T17">rf rf0;</text:span></text:p>
              </text:list-item>
            </text:list>
            <text:list text:style-name="L3">
              <text:list-item>
                <text:p text:style-name="P15"><text:span text:style-name="T17"><text:s text:c="3"/></text:span><text:span text:style-name="T17">alu alu0;</text:span></text:p>
              </text:list-item>
            </text:list>
            <text:list text:style-name="L3">
              <text:list-item>
                <text:p text:style-name="P15"><text:span text:style-name="T17">chip() {} };</text:span></text:p>
              </text:list-item>
            </text:list>
            <text:list text:style-name="L3">
              <text:list-item>
                <text:p text:style-name="P15"><text:span text:style-name="T17"/></text:p>
              </text:list-item>
            </text:list>
          </draw:text-box>
        </draw:frame>
        <draw:frame presentation:style-name="pr5" draw:text-style-name="P21" draw:layer="layout" svg:width="10.84cm" svg:height="15.337cm" svg:x="16.838cm" svg:y="4.618cm" presentation:class="outline">
          <draw:text-box>
            <text:list text:style-name="L3">
              <text:list-item>
                <text:p text:style-name="P15"><text:span text:style-name="T19"/></text:p>
              </text:list-item>
            </text:list>
            <text:list text:style-name="L3">
              <text:list-item>
                <text:p text:style-name="P15"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9" presentation:class="page"/>
          <draw:frame presentation:style-name="pr4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0" draw:style-name="dp1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4" draw:layer="layout" svg:width="22.216cm" svg:height="18.283cm" svg:x="5.455cm" svg:y="3.145cm" presentation:class="subtitle" presentation:user-transformed="true">
          <draw:text-box>
            <text:list text:style-name="L7">
              <text:list-item>
                <text:list>
                  <text:list-item>
                    <text:p text:style-name="P15"><text:span text:style-name="T20">// Verilog cod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21">module</text:span><text:span text:style-name="T20"> pc (); </text:span><text:span text:style-name="T21">endmodul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21">module</text:span><text:span text:style-name="T20"> im (); </text:span><text:span text:style-name="T21">endmodul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21">module</text:span><text:span text:style-name="T20"> id (); </text:span><text:span text:style-name="T21">endmodul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21">module</text:span><text:span text:style-name="T20"> rf (); </text:span><text:span text:style-name="T21">endmodul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21">module</text:span><text:span text:style-name="T20"> alu(); </text:span><text:span text:style-name="T21">endmodul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21">module</text:span><text:span text:style-name="T20"> chip();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20"><text:s text:c="2"/></text:span><text:span text:style-name="T20">pc pc0( );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20"><text:s text:c="2"/></text:span><text:span text:style-name="T20">im im0( );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20"><text:s text:c="2"/></text:span><text:span text:style-name="T20">id id0( );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20"><text:s text:c="2"/></text:span><text:span text:style-name="T20">rf rf0( );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20"><text:s text:c="2"/></text:span><text:span text:style-name="T20">alu alu0( );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21">endmodul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20"/></text:p>
                  </text:list-item>
                </text:list>
              </text:list-item>
            </text:list>
          </draw:text-box>
        </draw:frame>
        <draw:frame presentation:style-name="pr1" draw:text-style-name="P17" draw:layer="layout" svg:width="18.666cm" svg:height="3.649cm" svg:x="6.092cm" svg:y="0cm" presentation:class="title" presentation:user-transformed="true">
          <draw:text-box>
            <text:p text:style-name="P4"><text:span text:style-name="T15">Hierarchy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10" presentation:class="page"/>
          <draw:frame presentation:style-name="pr13" draw:text-style-name="P4" draw:layer="layout" svg:width="15.399cm" svg:height="13.111cm" svg:x="2.798cm" svg:y="14.102cm" presentation:class="notes" presentation:placeholder="true">
            <draw:text-box/>
          </draw:frame>
        </presentation:notes>
      </draw:page>
      <draw:page draw:name="page11" draw:style-name="dp1" draw:master-page-name="fpl_5f_presentation_5f_template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4" draw:layer="layout" svg:width="23.912cm" svg:height="3.008cm" svg:x="2cm" svg:y="0.7cm" presentation:class="title" presentation:user-transformed="true">
          <draw:text-box>
            <text:p text:style-name="P4">4. CSLC Adding interfaces</text:p>
          </draw:text-box>
        </draw:frame>
        <draw:custom-shape draw:style-name="gr2" draw:text-style-name="P18" draw:layer="layout" svg:width="18.989cm" svg:height="5.669cm" svg:x="6.218cm" svg:y="7.852cm">
          <text:p text:style-name="P4"/>
          <draw:enhanced-geometry svg:viewBox="0 0 21600 21600" draw:type="rectangle" draw:enhanced-path="M 0 0 L 21600 0 21600 21600 0 21600 0 0 Z N"/>
        </draw:custom-shape>
        <draw:g>
          <draw:custom-shape draw:style-name="gr3" draw:text-style-name="P18" draw:layer="layout" svg:width="3.131cm" svg:height="2.638cm" svg:x="6.57cm" svg:y="8.59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34cm" svg:x="6.569cm" svg:y="8.93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34cm" svg:x="9.508cm" svg:y="8.968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3cm" svg:height="2.638cm" svg:x="10.34cm" svg:y="8.59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34cm" svg:x="10.339cm" svg:y="8.93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34cm" svg:x="13.277cm" svg:y="8.968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31cm" svg:height="2.638cm" svg:x="14.181cm" svg:y="8.58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34cm" svg:x="14.18cm" svg:y="8.929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34cm" svg:x="17.119cm" svg:y="8.959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31cm" svg:height="2.638cm" svg:x="17.788cm" svg:y="8.59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34cm" svg:x="17.787cm" svg:y="8.93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34cm" svg:x="20.726cm" svg:y="8.968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glue-point draw:id="4" svg:x="0.113cm" svg:y="5cm"/>
          <draw:glue-point draw:id="5" svg:x="0.423cm" svg:y="5cm"/>
          <draw:custom-shape draw:style-name="gr3" draw:text-style-name="P18" draw:layer="layout" svg:width="3.132cm" svg:height="2.638cm" svg:x="21.512cm" svg:y="8.60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34cm" svg:x="21.511cm" svg:y="8.94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34cm" svg:x="24.451cm" svg:y="8.978cm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8" draw:text-style-name="P19" draw:layer="layout" svg:width="1.056cm" svg:height="0.882cm" svg:x="6.595cm" svg:y="8.434cm">
          <draw:text-box>
            <text:p text:style-name="P4"><text:span text:style-name="T16">pc</text:span></text:p>
          </draw:text-box>
        </draw:frame>
        <draw:frame draw:style-name="gr8" draw:text-style-name="P19" draw:layer="layout" svg:width="1.056cm" svg:height="0.882cm" svg:x="10.476cm" svg:y="8.478cm">
          <draw:text-box>
            <text:p text:style-name="P4"><text:span text:style-name="T16">im</text:span></text:p>
          </draw:text-box>
        </draw:frame>
        <draw:frame draw:style-name="gr9" draw:text-style-name="P19" draw:layer="layout" svg:width="1.39cm" svg:height="0.882cm" svg:x="17.848cm" svg:y="8.462cm">
          <draw:text-box>
            <text:p text:style-name="P4"><text:span text:style-name="T16">rf</text:span></text:p>
          </draw:text-box>
        </draw:frame>
        <draw:frame draw:style-name="gr9" draw:text-style-name="P19" draw:layer="layout" svg:width="1.389cm" svg:height="0.882cm" svg:x="21.561cm" svg:y="8.458cm">
          <draw:text-box>
            <text:p text:style-name="P4"><text:span text:style-name="T16">alu</text:span></text:p>
          </draw:text-box>
        </draw:frame>
        <draw:frame draw:style-name="gr8" draw:text-style-name="P19" draw:layer="layout" svg:width="1.496cm" svg:height="0.882cm" svg:x="6.099cm" svg:y="7.78cm">
          <draw:text-box>
            <text:p text:style-name="P4"><text:span text:style-name="T16">chip</text:span></text:p>
          </draw:text-box>
        </draw:frame>
        <draw:frame draw:style-name="gr8" draw:text-style-name="P19" draw:layer="layout" svg:width="1.389cm" svg:height="0.882cm" svg:x="14.27cm" svg:y="8.485cm">
          <draw:text-box>
            <text:p text:style-name="P4"><text:span text:style-name="T16">id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11" presentation:class="page"/>
          <draw:frame presentation:style-name="pr4" draw:text-style-name="P22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2" draw:style-name="dp1" draw:master-page-name="fpl_5f_presentation_5f_template" presentation:presentation-page-layout-name="AL3T19" presentation:use-footer-name="ftr1" presentation:use-date-time-name="dtd1">
        <office:forms form:automatic-focus="false" form:apply-design-mode="false"/>
        <draw:frame presentation:style-name="pr1" draw:text-style-name="P4" draw:layer="layout" svg:width="18.666cm" svg:height="5.869cm" svg:x="7.231cm" svg:y="-0.136cm" presentation:class="title">
          <draw:text-box>
            <text:p text:style-name="P4">Design example. Adding special signals<text:line-break/><text:span text:style-name="T6">user drawing, cslc drawing? <text:s/>Misleading without supporting text</text:span></text:p>
          </draw:text-box>
        </draw:frame>
        <draw:custom-shape draw:style-name="gr2" draw:text-style-name="P18" draw:layer="layout" svg:width="18.989cm" svg:height="5.669cm" svg:x="6.352cm" svg:y="8.891cm">
          <text:p text:style-name="P4"/>
          <draw:enhanced-geometry svg:viewBox="0 0 21600 21600" draw:type="rectangle" draw:enhanced-path="M 0 0 L 21600 0 21600 21600 0 21600 0 0 Z N"/>
        </draw:custom-shape>
        <draw:g>
          <draw:custom-shape draw:style-name="gr3" draw:text-style-name="P18" draw:layer="layout" svg:width="3.131cm" svg:height="2.638cm" svg:x="6.704cm" svg:y="9.63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34cm" svg:x="6.703cm" svg:y="9.97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34cm" svg:x="9.642cm" svg:y="10.007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3cm" svg:height="2.638cm" svg:x="10.474cm" svg:y="9.63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34cm" svg:x="10.473cm" svg:y="9.97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34cm" svg:x="13.411cm" svg:y="10.007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31cm" svg:height="2.638cm" svg:x="14.315cm" svg:y="9.62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34cm" svg:x="14.314cm" svg:y="9.96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34cm" svg:x="17.253cm" svg:y="9.998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31cm" svg:height="2.638cm" svg:x="17.922cm" svg:y="9.63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34cm" svg:x="17.921cm" svg:y="9.97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34cm" svg:x="20.86cm" svg:y="10.007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glue-point draw:id="4" svg:x="0.113cm" svg:y="5cm"/>
          <draw:glue-point draw:id="5" svg:x="0.423cm" svg:y="5cm"/>
          <draw:custom-shape draw:style-name="gr3" draw:text-style-name="P18" draw:layer="layout" svg:width="3.132cm" svg:height="2.638cm" svg:x="21.646cm" svg:y="9.64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34cm" svg:x="21.645cm" svg:y="9.98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34cm" svg:x="24.585cm" svg:y="10.017cm">
            <text:p text:style-name="P4"/>
            <draw:enhanced-geometry svg:viewBox="0 0 21600 21600" draw:type="rectangle" draw:enhanced-path="M 0 0 L 21600 0 21600 21600 0 21600 0 0 Z N"/>
          </draw:custom-shape>
        </draw:g>
        <draw:frame draw:style-name="gr8" draw:text-style-name="P23" draw:layer="layout" svg:width="1.056cm" svg:height="0.882cm" svg:x="6.729cm" svg:y="9.473cm">
          <draw:text-box>
            <text:p text:style-name="P4"><text:span text:style-name="T22">pc</text:span></text:p>
          </draw:text-box>
        </draw:frame>
        <draw:g>
          <draw:line draw:style-name="gr10" draw:text-style-name="P18" draw:layer="layout" svg:x1="6.361cm" svg:y1="13.115cm" svg:x2="23.176cm" svg:y2="13.115cm">
            <draw:glue-point draw:id="4" svg:x="-3.845cm" svg:y="0cm"/>
            <draw:glue-point draw:id="5" svg:x="-1.627cm" svg:y="0cm"/>
            <draw:glue-point draw:id="6" svg:x="0.663cm" svg:y="0cm"/>
            <draw:glue-point draw:id="7" svg:x="2.799cm" svg:y="0cm"/>
            <text:p text:style-name="P4"/>
          </draw:line>
          <draw:line draw:style-name="gr10" draw:text-style-name="P18" draw:layer="layout" svg:x1="23.15cm" svg:y1="13.115cm" svg:x2="23.318cm" svg:y2="13.115cm">
            <text:p text:style-name="P4"/>
          </draw:line>
        </draw:g>
        <draw:frame draw:style-name="gr8" draw:text-style-name="P23" draw:layer="layout" svg:width="1.056cm" svg:height="0.882cm" svg:x="10.61cm" svg:y="9.517cm">
          <draw:text-box>
            <text:p text:style-name="P4"><text:span text:style-name="T22">im</text:span></text:p>
          </draw:text-box>
        </draw:frame>
        <draw:frame draw:style-name="gr9" draw:text-style-name="P23" draw:layer="layout" svg:width="1.39cm" svg:height="0.882cm" svg:x="17.982cm" svg:y="9.501cm">
          <draw:text-box>
            <text:p text:style-name="P4"><text:span text:style-name="T22">rf</text:span></text:p>
          </draw:text-box>
        </draw:frame>
        <draw:frame draw:style-name="gr9" draw:text-style-name="P23" draw:layer="layout" svg:width="1.389cm" svg:height="0.882cm" svg:x="21.695cm" svg:y="9.497cm">
          <draw:text-box>
            <text:p text:style-name="P4"><text:span text:style-name="T22">alu</text:span></text:p>
          </draw:text-box>
        </draw:frame>
        <draw:frame draw:style-name="gr8" draw:text-style-name="P23" draw:layer="layout" svg:width="2.446cm" svg:height="0.882cm" svg:x="6.2cm" svg:y="13.094cm">
          <draw:text-box>
            <text:p text:style-name="P4"><text:span text:style-name="T22">clk/reset</text:span></text:p>
          </draw:text-box>
        </draw:frame>
        <draw:frame draw:style-name="gr8" draw:text-style-name="P23" draw:layer="layout" svg:width="1.496cm" svg:height="0.882cm" svg:x="6.233cm" svg:y="8.819cm">
          <draw:text-box>
            <text:p text:style-name="P4"><text:span text:style-name="T22">chip</text:span></text:p>
          </draw:text-box>
        </draw:frame>
        <draw:frame draw:style-name="gr8" draw:text-style-name="P23" draw:layer="layout" svg:width="1.389cm" svg:height="0.882cm" svg:x="14.404cm" svg:y="9.524cm">
          <draw:text-box>
            <text:p text:style-name="P4"><text:span text:style-name="T22">id</text:span></text:p>
          </draw:text-box>
        </draw:frame>
        <draw:line draw:style-name="gr11" draw:text-style-name="P18" draw:layer="layout" svg:x1="8.296cm" svg:y1="13.103cm" svg:x2="8.296cm" svg:y2="12.275cm">
          <text:p text:style-name="P4"/>
        </draw:line>
        <draw:line draw:style-name="gr11" draw:text-style-name="P18" draw:layer="layout" svg:x1="12.081cm" svg:y1="13.103cm" svg:x2="12.081cm" svg:y2="12.27cm">
          <text:p text:style-name="P4"/>
        </draw:line>
        <draw:line draw:style-name="gr11" draw:text-style-name="P18" draw:layer="layout" svg:x1="15.896cm" svg:y1="13.103cm" svg:x2="15.896cm" svg:y2="12.264cm">
          <text:p text:style-name="P4"/>
        </draw:line>
        <draw:line draw:style-name="gr11" draw:text-style-name="P18" draw:layer="layout" svg:x1="19.623cm" svg:y1="13.109cm" svg:x2="19.623cm" svg:y2="12.27cm">
          <text:p text:style-name="P4"/>
        </draw:line>
        <draw:line draw:style-name="gr11" draw:text-style-name="P18" draw:layer="layout" svg:x1="23.337cm" svg:y1="13.084cm" svg:x2="23.337cm" svg:y2="12.283cm">
          <text:p text:style-name="P4"/>
        </draw:line>
        <presentation:notes draw:style-name="dp2">
          <draw:page-thumbnail draw:style-name="gr1" draw:layer="layout" svg:width="13.877cm" svg:height="11.093cm" svg:x="3.577cm" svg:y="2.247cm" draw:page-number="12" presentation:class="page"/>
          <draw:frame presentation:style-name="pr4" draw:text-style-name="P22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3" draw:style-name="dp1" draw:master-page-name="fpl_5f_presentation_5f_template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4" draw:layer="layout" svg:width="23.912cm" svg:height="3.008cm" svg:x="4.088cm" svg:y="0.499cm" presentation:class="title" presentation:user-transformed="true">
          <draw:text-box>
            <text:p text:style-name="P4">Design example: <text:s/>Program counter <text:span text:style-name="T6"><text:s text:c="2"/>same ?</text:span></text:p>
          </draw:text-box>
        </draw:frame>
        <draw:custom-shape draw:style-name="gr2" draw:text-style-name="P10" draw:layer="layout" svg:width="18.989cm" svg:height="5.669cm" svg:x="5.788cm" svg:y="8.905cm">
          <text:p text:style-name="P4"/>
          <draw:enhanced-geometry svg:viewBox="0 0 21600 21600" draw:type="rectangle" draw:enhanced-path="M 0 0 L 21600 0 21600 21600 0 21600 0 0 Z N"/>
        </draw:custom-shape>
        <draw:g>
          <draw:custom-shape draw:style-name="gr3" draw:text-style-name="P10" draw:layer="layout" svg:width="3.131cm" svg:height="2.638cm" svg:x="6.14cm" svg:y="9.649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0.194cm" svg:height="1.934cm" svg:x="6.139cm" svg:y="9.99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0.189cm" svg:height="1.934cm" svg:x="9.078cm" svg:y="10.021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0" draw:layer="layout" svg:width="3.13cm" svg:height="2.638cm" svg:x="9.91cm" svg:y="9.649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0.194cm" svg:height="1.934cm" svg:x="9.909cm" svg:y="9.99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0.189cm" svg:height="1.934cm" svg:x="12.847cm" svg:y="10.021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0" draw:layer="layout" svg:width="3.131cm" svg:height="2.638cm" svg:x="13.751cm" svg:y="9.6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0.194cm" svg:height="1.934cm" svg:x="13.75cm" svg:y="9.98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0.189cm" svg:height="1.934cm" svg:x="16.689cm" svg:y="10.012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0" draw:layer="layout" svg:width="3.131cm" svg:height="2.638cm" svg:x="17.358cm" svg:y="9.649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0.194cm" svg:height="1.934cm" svg:x="17.357cm" svg:y="9.99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0.189cm" svg:height="1.934cm" svg:x="20.296cm" svg:y="10.021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glue-point draw:id="4" svg:x="0.113cm" svg:y="5cm"/>
          <draw:glue-point draw:id="5" svg:x="0.423cm" svg:y="5cm"/>
          <draw:custom-shape draw:style-name="gr3" draw:text-style-name="P10" draw:layer="layout" svg:width="3.132cm" svg:height="2.638cm" svg:x="21.082cm" svg:y="9.659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0.194cm" svg:height="1.934cm" svg:x="21.081cm" svg:y="10.00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0" draw:layer="layout" svg:width="0.189cm" svg:height="1.934cm" svg:x="24.021cm" svg:y="10.031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2" draw:text-style-name="P24" draw:layer="layout" svg:width="0.839cm" svg:height="1.208cm" svg:x="7.303cm" svg:y="10.326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13" draw:text-style-name="P25" draw:layer="layout" svg:width="0.271cm" svg:height="0.198cm" svg:x="7.531cm" svg:y="11.336cm">
              <text:p text:style-name="P4"/>
  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  </draw:custom-shape>
          </draw:g>
        </draw:g>
        <draw:frame draw:style-name="gr9" draw:text-style-name="P26" draw:layer="layout" svg:width="1.539cm" svg:height="0.882cm" svg:x="7.133cm" svg:y="10.478cm">
          <draw:text-box>
            <text:p text:style-name="P4"><text:span text:style-name="T23">pcr</text:span></text:p>
          </draw:text-box>
        </draw:frame>
        <draw:frame draw:style-name="gr8" draw:text-style-name="P26" draw:layer="layout" svg:width="1.056cm" svg:height="0.882cm" svg:x="6.165cm" svg:y="9.487cm">
          <draw:text-box>
            <text:p text:style-name="P4"><text:span text:style-name="T23">pc</text:span></text:p>
          </draw:text-box>
        </draw:frame>
        <draw:frame draw:style-name="gr9" draw:text-style-name="P26" draw:layer="layout" svg:width="1.521cm" svg:height="0.882cm" svg:x="6.956cm" svg:y="9.647cm">
          <draw:text-box>
            <text:p text:style-name="P4"><text:span text:style-name="T23">pc_0</text:span></text:p>
          </draw:text-box>
        </draw:frame>
        <draw:g>
          <draw:line draw:style-name="gr10" draw:text-style-name="P10" draw:layer="layout" svg:x1="5.797cm" svg:y1="13.129cm" svg:x2="22.612cm" svg:y2="13.129cm">
            <draw:glue-point draw:id="4" svg:x="-3.845cm" svg:y="0cm"/>
            <draw:glue-point draw:id="5" svg:x="-1.627cm" svg:y="0cm"/>
            <draw:glue-point draw:id="6" svg:x="0.663cm" svg:y="0cm"/>
            <draw:glue-point draw:id="7" svg:x="2.799cm" svg:y="0cm"/>
            <text:p text:style-name="P4"/>
          </draw:line>
          <draw:line draw:style-name="gr10" draw:text-style-name="P10" draw:layer="layout" svg:x1="22.586cm" svg:y1="13.129cm" svg:x2="22.754cm" svg:y2="13.129cm">
            <text:p text:style-name="P4"/>
          </draw:line>
        </draw:g>
        <draw:frame draw:style-name="gr8" draw:text-style-name="P26" draw:layer="layout" svg:width="1.056cm" svg:height="0.882cm" svg:x="10.046cm" svg:y="9.531cm">
          <draw:text-box>
            <text:p text:style-name="P4"><text:span text:style-name="T23">im</text:span></text:p>
          </draw:text-box>
        </draw:frame>
        <draw:connector draw:style-name="gr14" draw:text-style-name="P10" draw:layer="layout" draw:type="line" svg:x1="8.183cm" svg:y1="10.91cm" svg:x2="9.079cm" svg:y2="10.909cm">
          <text:p text:style-name="P4"/>
        </draw:connector>
        <draw:frame draw:style-name="gr9" draw:text-style-name="P26" draw:layer="layout" svg:width="1.39cm" svg:height="0.882cm" svg:x="17.418cm" svg:y="9.515cm">
          <draw:text-box>
            <text:p text:style-name="P4"><text:span text:style-name="T23">rf</text:span></text:p>
          </draw:text-box>
        </draw:frame>
        <draw:frame draw:style-name="gr9" draw:text-style-name="P26" draw:layer="layout" svg:width="1.389cm" svg:height="0.882cm" svg:x="21.131cm" svg:y="9.511cm">
          <draw:text-box>
            <text:p text:style-name="P4"><text:span text:style-name="T23">alu</text:span></text:p>
          </draw:text-box>
        </draw:frame>
        <draw:frame draw:style-name="gr8" draw:text-style-name="P26" draw:layer="layout" svg:width="2.446cm" svg:height="0.882cm" svg:x="5.636cm" svg:y="13.108cm">
          <draw:text-box>
            <text:p text:style-name="P4"><text:span text:style-name="T23">clk/reset</text:span></text:p>
          </draw:text-box>
        </draw:frame>
        <draw:frame draw:style-name="gr8" draw:text-style-name="P26" draw:layer="layout" svg:width="1.496cm" svg:height="0.882cm" svg:x="5.669cm" svg:y="8.833cm">
          <draw:text-box>
            <text:p text:style-name="P4"><text:span text:style-name="T23">chip</text:span></text:p>
          </draw:text-box>
        </draw:frame>
        <draw:frame draw:style-name="gr8" draw:text-style-name="P26" draw:layer="layout" svg:width="1.389cm" svg:height="0.882cm" svg:x="13.84cm" svg:y="9.538cm">
          <draw:text-box>
            <text:p text:style-name="P4"><text:span text:style-name="T23">id</text:span></text:p>
          </draw:text-box>
        </draw:frame>
        <draw:line draw:style-name="gr11" draw:text-style-name="P10" draw:layer="layout" svg:x1="7.732cm" svg:y1="13.117cm" svg:x2="7.732cm" svg:y2="11.533cm">
          <text:p text:style-name="P4"/>
        </draw:line>
        <draw:line draw:style-name="gr11" draw:text-style-name="P10" draw:layer="layout" svg:x1="11.517cm" svg:y1="13.117cm" svg:x2="11.517cm" svg:y2="12.284cm">
          <text:p text:style-name="P4"/>
        </draw:line>
        <draw:line draw:style-name="gr11" draw:text-style-name="P10" draw:layer="layout" svg:x1="15.332cm" svg:y1="13.117cm" svg:x2="15.332cm" svg:y2="12.278cm">
          <text:p text:style-name="P4"/>
        </draw:line>
        <draw:line draw:style-name="gr11" draw:text-style-name="P10" draw:layer="layout" svg:x1="19.059cm" svg:y1="13.123cm" svg:x2="19.059cm" svg:y2="12.284cm">
          <text:p text:style-name="P4"/>
        </draw:line>
        <draw:line draw:style-name="gr11" draw:text-style-name="P10" draw:layer="layout" svg:x1="22.773cm" svg:y1="13.098cm" svg:x2="22.773cm" svg:y2="12.297cm">
          <text:p text:style-name="P4"/>
        </draw:line>
        <presentation:notes draw:style-name="dp2">
          <draw:page-thumbnail draw:style-name="gr1" draw:layer="layout" svg:width="13.877cm" svg:height="11.093cm" svg:x="3.577cm" svg:y="2.247cm" draw:page-number="13" presentation:class="page"/>
          <draw:frame presentation:style-name="pr4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4" draw:style-name="dp1" draw:master-page-name="fpl_5f_presentation_5f_template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4" draw:layer="layout" svg:width="23.912cm" svg:height="3.008cm" svg:x="3.407cm" svg:y="0.866cm" presentation:class="title" presentation:user-transformed="true">
          <draw:text-box>
            <text:p text:style-name="P4">Design example: Instruction memory</text:p>
          </draw:text-box>
        </draw:frame>
        <draw:custom-shape draw:style-name="gr2" draw:text-style-name="P18" draw:layer="layout" svg:width="18.907cm" svg:height="5.623cm" svg:x="5.722cm" svg:y="9.201cm">
          <text:p text:style-name="P4"/>
          <draw:enhanced-geometry svg:viewBox="0 0 21600 21600" draw:type="rectangle" draw:enhanced-path="M 0 0 L 21600 0 21600 21600 0 21600 0 0 Z N"/>
        </draw:custom-shape>
        <draw:g>
          <draw:custom-shape draw:style-name="gr3" draw:text-style-name="P18" draw:layer="layout" svg:width="3.13cm" svg:height="2.617cm" svg:x="6.107cm" svg:y="9.97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9cm" svg:x="6.106cm" svg:y="10.31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8cm" svg:height="1.918cm" svg:x="9.044cm" svg:y="10.346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3cm" svg:height="2.616cm" svg:x="9.831cm" svg:y="9.96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8cm" svg:x="9.83cm" svg:y="10.30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18cm" svg:x="12.768cm" svg:y="10.337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3cm" svg:height="2.616cm" svg:x="13.715cm" svg:y="9.968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8cm" svg:x="13.714cm" svg:y="10.30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18cm" svg:x="16.652cm" svg:y="10.337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29cm" svg:height="2.617cm" svg:x="17.321cm" svg:y="9.97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9cm" svg:x="17.32cm" svg:y="10.31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18cm" svg:x="20.257cm" svg:y="10.346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glue-point draw:id="4" svg:x="0.113cm" svg:y="5cm"/>
          <draw:glue-point draw:id="5" svg:x="0.423cm" svg:y="5cm"/>
          <draw:custom-shape draw:style-name="gr3" draw:text-style-name="P18" draw:layer="layout" svg:width="3.13cm" svg:height="2.617cm" svg:x="21.044cm" svg:y="9.98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8cm" svg:x="21.043cm" svg:y="10.32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18cm" svg:x="23.981cm" svg:y="10.356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5" draw:text-style-name="P27" draw:layer="layout" svg:width="0.826cm" svg:height="1.199cm" svg:x="7.158cm" svg:y="10.641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16" draw:text-style-name="P28" draw:layer="layout" svg:width="0.266cm" svg:height="0.197cm" svg:x="7.438cm" svg:y="11.643cm">
              <text:p text:style-name="P4"/>
  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  </draw:custom-shape>
          </draw:g>
        </draw:g>
        <draw:frame draw:style-name="gr17" draw:text-style-name="P23" draw:layer="layout" svg:width="1.282cm" svg:height="0.882cm" svg:x="6.992cm" svg:y="10.807cm">
          <draw:text-box>
            <text:p text:style-name="P4"><text:span text:style-name="T22">pcr</text:span></text:p>
          </draw:text-box>
        </draw:frame>
        <draw:g>
          <draw:custom-shape draw:style-name="gr18" draw:text-style-name="P27" draw:layer="layout" svg:width="1.79cm" svg:height="1.177cm" svg:x="10.536cm" svg:y="10.67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28" draw:layer="layout" svg:width="0.205cm" svg:height="0.193cm" svg:x="11.261cm" svg:y="11.641cm">
            <text:p text:style-name="P4"/>
            <draw:enhanced-geometry svg:viewBox="0 0 21600 21600" draw:mirror-horizontal="true" draw:mirror-vertical="false" draw:glue-points="10800 0 5400 10800 10800 21600 16200 10800" draw:text-areas="5400 10800 16200 21600" draw:type="flowchart-extract" draw:enhanced-path="M 10800 0 L 21600 21600 0 21600 10800 0 Z N"/>
          </draw:custom-shape>
        </draw:g>
        <draw:frame draw:style-name="gr20" draw:text-style-name="P23" draw:layer="layout" svg:width="1.824cm" svg:height="1.513cm" svg:x="10.609cm" svg:y="10.567cm">
          <draw:text-box>
            <text:p text:style-name="P4"><text:span text:style-name="T22">instr_</text:span></text:p>
            <text:p text:style-name="P4"><text:span text:style-name="T22">mem</text:span></text:p>
          </draw:text-box>
        </draw:frame>
        <draw:frame draw:style-name="gr17" draw:text-style-name="P23" draw:layer="layout" svg:width="1.056cm" svg:height="0.882cm" svg:x="6.133cm" svg:y="9.816cm">
          <draw:text-box>
            <text:p text:style-name="P4"><text:span text:style-name="T22">pc</text:span></text:p>
          </draw:text-box>
        </draw:frame>
        <draw:frame draw:style-name="gr21" draw:text-style-name="P23" draw:layer="layout" svg:width="1.597cm" svg:height="0.882cm" svg:x="6.847cm" svg:y="9.987cm">
          <draw:text-box>
            <text:p text:style-name="P4"><text:span text:style-name="T22">pc_0</text:span></text:p>
          </draw:text-box>
        </draw:frame>
        <draw:g>
          <draw:line draw:style-name="gr10" draw:text-style-name="P18" draw:layer="layout" svg:x1="5.764cm" svg:y1="13.429cm" svg:x2="22.583cm" svg:y2="13.429cm">
            <draw:glue-point draw:id="4" svg:x="-3.845cm" svg:y="0cm"/>
            <draw:glue-point draw:id="5" svg:x="-1.627cm" svg:y="0cm"/>
            <draw:glue-point draw:id="6" svg:x="0.663cm" svg:y="0cm"/>
            <draw:glue-point draw:id="7" svg:x="2.799cm" svg:y="0cm"/>
            <text:p text:style-name="P4"/>
          </draw:line>
          <draw:line draw:style-name="gr10" draw:text-style-name="P18" draw:layer="layout" svg:x1="22.557cm" svg:y1="13.429cm" svg:x2="22.725cm" svg:y2="13.429cm">
            <text:p text:style-name="P4"/>
          </draw:line>
        </draw:g>
        <draw:frame draw:style-name="gr21" draw:text-style-name="P23" draw:layer="layout" svg:width="1.056cm" svg:height="0.882cm" svg:x="9.915cm" svg:y="9.834cm">
          <draw:text-box>
            <text:p text:style-name="P4"><text:span text:style-name="T22">im</text:span></text:p>
          </draw:text-box>
        </draw:frame>
        <draw:frame draw:style-name="gr17" draw:text-style-name="P23" draw:layer="layout" svg:width="1.607cm" svg:height="0.882cm" svg:x="10.663cm" svg:y="9.998cm">
          <draw:text-box>
            <text:p text:style-name="P4"><text:span text:style-name="T22">im_1</text:span></text:p>
          </draw:text-box>
        </draw:frame>
        <draw:connector draw:style-name="gr14" draw:text-style-name="P18" draw:layer="layout" draw:type="line" svg:x1="8.011cm" svg:y1="11.257cm" svg:x2="9.045cm" svg:y2="11.257cm">
          <text:p text:style-name="P4"/>
        </draw:connector>
        <draw:connector draw:style-name="gr14" draw:text-style-name="P18" draw:layer="layout" draw:type="line" svg:x1="9.23cm" svg:y1="11.257cm" svg:x2="9.824cm" svg:y2="11.257cm">
          <text:p text:style-name="P4"/>
        </draw:connector>
        <draw:connector draw:style-name="gr14" draw:text-style-name="P18" draw:layer="layout" draw:type="line" svg:x1="10.025cm" svg:y1="11.257cm" svg:x2="10.536cm" svg:y2="11.258cm">
          <text:p text:style-name="P4"/>
        </draw:connector>
        <draw:connector draw:style-name="gr14" draw:text-style-name="P18" draw:layer="layout" draw:type="line" svg:x1="12.327cm" svg:y1="11.257cm" svg:x2="12.768cm" svg:y2="11.257cm">
          <text:p text:style-name="P4"/>
        </draw:connector>
        <draw:connector draw:style-name="gr14" draw:text-style-name="P18" draw:layer="layout" draw:type="line" svg:x1="12.961cm" svg:y1="11.257cm" svg:x2="13.691cm" svg:y2="11.257cm">
          <text:p text:style-name="P4"/>
        </draw:connector>
        <draw:frame draw:style-name="gr17" draw:text-style-name="P23" draw:layer="layout" svg:width="1.389cm" svg:height="0.882cm" svg:x="17.375cm" svg:y="9.844cm">
          <draw:text-box>
            <text:p text:style-name="P4"><text:span text:style-name="T22">rf</text:span></text:p>
          </draw:text-box>
        </draw:frame>
        <draw:frame draw:style-name="gr21" draw:text-style-name="P23" draw:layer="layout" svg:width="1.389cm" svg:height="0.882cm" svg:x="21.092cm" svg:y="9.84cm">
          <draw:text-box>
            <text:p text:style-name="P4"><text:span text:style-name="T22">alu</text:span></text:p>
          </draw:text-box>
        </draw:frame>
        <draw:frame draw:style-name="gr21" draw:text-style-name="P23" draw:layer="layout" svg:width="2.344cm" svg:height="0.882cm" svg:x="5.603cm" svg:y="13.458cm">
          <draw:text-box>
            <text:p text:style-name="P4"><text:span text:style-name="T22">clk/reset</text:span></text:p>
          </draw:text-box>
        </draw:frame>
        <draw:frame draw:style-name="gr17" draw:text-style-name="P23" draw:layer="layout" svg:width="1.546cm" svg:height="0.882cm" svg:x="5.644cm" svg:y="9.205cm">
          <draw:text-box>
            <text:p text:style-name="P4"><text:span text:style-name="T22">chip</text:span></text:p>
          </draw:text-box>
        </draw:frame>
        <draw:frame draw:style-name="gr17" draw:text-style-name="P23" draw:layer="layout" svg:width="1.389cm" svg:height="0.882cm" svg:x="13.804cm" svg:y="9.867cm">
          <draw:text-box>
            <text:p text:style-name="P4"><text:span text:style-name="T22">id</text:span></text:p>
          </draw:text-box>
        </draw:frame>
        <draw:line draw:style-name="gr11" draw:text-style-name="P18" draw:layer="layout" svg:x1="7.566cm" svg:y1="13.419cm" svg:x2="7.566cm" svg:y2="11.842cm">
          <text:p text:style-name="P4"/>
        </draw:line>
        <draw:line draw:style-name="gr11" draw:text-style-name="P18" draw:layer="layout" svg:x1="11.427cm" svg:y1="13.432cm" svg:x2="11.427cm" svg:y2="11.855cm">
          <text:p text:style-name="P4"/>
        </draw:line>
        <draw:line draw:style-name="gr11" draw:text-style-name="P18" draw:layer="layout" svg:x1="15.364cm" svg:y1="13.446cm" svg:x2="15.364cm" svg:y2="12.591cm">
          <text:p text:style-name="P4"/>
        </draw:line>
        <draw:line draw:style-name="gr11" draw:text-style-name="P18" draw:layer="layout" svg:x1="18.888cm" svg:y1="13.441cm" svg:x2="18.888cm" svg:y2="12.586cm">
          <text:p text:style-name="P4"/>
        </draw:line>
        <draw:line draw:style-name="gr11" draw:text-style-name="P18" draw:layer="layout" svg:x1="22.736cm" svg:y1="13.431cm" svg:x2="22.736cm" svg:y2="12.6cm">
          <text:p text:style-name="P4"/>
        </draw:line>
        <presentation:notes draw:style-name="dp2">
          <draw:page-thumbnail draw:style-name="gr1" draw:layer="layout" svg:width="13.877cm" svg:height="11.093cm" svg:x="3.577cm" svg:y="2.247cm" draw:page-number="14" presentation:class="page"/>
          <draw:frame presentation:style-name="pr4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5" draw:style-name="dp1" draw:master-page-name="fpl_5f_presentation_5f_template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4" draw:layer="layout" svg:width="23.912cm" svg:height="3.008cm" svg:x="3.406cm" svg:y="0.799cm" presentation:class="title" presentation:user-transformed="true">
          <draw:text-box>
            <text:p text:style-name="P4">Design example: Instruction decoder</text:p>
          </draw:text-box>
        </draw:frame>
        <draw:custom-shape draw:style-name="gr2" draw:text-style-name="P18" draw:layer="layout" svg:width="18.907cm" svg:height="5.623cm" svg:x="6.191cm" svg:y="9.067cm">
          <text:p text:style-name="P4"/>
          <draw:enhanced-geometry svg:viewBox="0 0 21600 21600" draw:type="rectangle" draw:enhanced-path="M 0 0 L 21600 0 21600 21600 0 21600 0 0 Z N"/>
        </draw:custom-shape>
        <draw:g>
          <draw:custom-shape draw:style-name="gr3" draw:text-style-name="P18" draw:layer="layout" svg:width="3.13cm" svg:height="2.617cm" svg:x="6.576cm" svg:y="9.84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9cm" svg:x="6.575cm" svg:y="10.18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8cm" svg:height="1.918cm" svg:x="9.513cm" svg:y="10.212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3cm" svg:height="2.616cm" svg:x="10.3cm" svg:y="9.83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8cm" svg:x="10.299cm" svg:y="10.17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18cm" svg:x="13.237cm" svg:y="10.203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3cm" svg:height="2.616cm" svg:x="14.178cm" svg:y="9.82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8cm" svg:x="14.177cm" svg:y="10.1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18cm" svg:x="17.115cm" svg:y="10.19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29cm" svg:height="2.617cm" svg:x="17.79cm" svg:y="9.84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9cm" svg:x="17.789cm" svg:y="10.181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18cm" svg:x="20.726cm" svg:y="10.212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glue-point draw:id="4" svg:x="0.113cm" svg:y="5cm"/>
          <draw:glue-point draw:id="5" svg:x="0.423cm" svg:y="5cm"/>
          <draw:custom-shape draw:style-name="gr3" draw:text-style-name="P18" draw:layer="layout" svg:width="3.13cm" svg:height="2.617cm" svg:x="21.513cm" svg:y="9.85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8cm" svg:x="21.512cm" svg:y="10.192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18cm" svg:x="24.45cm" svg:y="10.222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2" draw:text-style-name="P27" draw:layer="layout" svg:width="0.826cm" svg:height="1.199cm" svg:x="7.627cm" svg:y="10.507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23" draw:text-style-name="P28" draw:layer="layout" svg:width="0.266cm" svg:height="0.197cm" svg:x="7.907cm" svg:y="11.509cm">
              <text:p text:style-name="P4"/>
  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  </draw:custom-shape>
          </draw:g>
        </draw:g>
        <draw:frame draw:style-name="gr17" draw:text-style-name="P23" draw:layer="layout" svg:width="1.282cm" svg:height="0.882cm" svg:x="7.461cm" svg:y="10.673cm">
          <draw:text-box>
            <text:p text:style-name="P4"><text:span text:style-name="T22">pcr</text:span></text:p>
          </draw:text-box>
        </draw:frame>
        <draw:g>
          <draw:custom-shape draw:style-name="gr24" draw:text-style-name="P27" draw:layer="layout" svg:width="1.79cm" svg:height="1.177cm" svg:x="11.005cm" svg:y="10.536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28" draw:layer="layout" svg:width="0.205cm" svg:height="0.193cm" svg:x="11.73cm" svg:y="11.507cm">
            <text:p text:style-name="P4"/>
            <draw:enhanced-geometry svg:viewBox="0 0 21600 21600" draw:mirror-horizontal="true" draw:mirror-vertical="false" draw:glue-points="10800 0 5400 10800 10800 21600 16200 10800" draw:text-areas="5400 10800 16200 21600" draw:type="flowchart-extract" draw:enhanced-path="M 10800 0 L 21600 21600 0 21600 10800 0 Z N"/>
          </draw:custom-shape>
        </draw:g>
        <draw:frame draw:style-name="gr20" draw:text-style-name="P23" draw:layer="layout" svg:width="1.824cm" svg:height="1.513cm" svg:x="11.078cm" svg:y="10.433cm">
          <draw:text-box>
            <text:p text:style-name="P4"><text:span text:style-name="T22">instr_</text:span></text:p>
            <text:p text:style-name="P4"><text:span text:style-name="T22">mem</text:span></text:p>
          </draw:text-box>
        </draw:frame>
        <draw:frame draw:style-name="gr17" draw:text-style-name="P23" draw:layer="layout" svg:width="1.056cm" svg:height="0.882cm" svg:x="6.602cm" svg:y="9.682cm">
          <draw:text-box>
            <text:p text:style-name="P4"><text:span text:style-name="T22">pc</text:span></text:p>
          </draw:text-box>
        </draw:frame>
        <draw:frame draw:style-name="gr21" draw:text-style-name="P23" draw:layer="layout" svg:width="1.597cm" svg:height="0.882cm" svg:x="7.316cm" svg:y="9.853cm">
          <draw:text-box>
            <text:p text:style-name="P4"><text:span text:style-name="T22">pc_0</text:span></text:p>
          </draw:text-box>
        </draw:frame>
        <draw:g>
          <draw:line draw:style-name="gr10" draw:text-style-name="P18" draw:layer="layout" svg:x1="6.233cm" svg:y1="13.295cm" svg:x2="23.052cm" svg:y2="13.295cm">
            <draw:glue-point draw:id="4" svg:x="-3.845cm" svg:y="0cm"/>
            <draw:glue-point draw:id="5" svg:x="-1.627cm" svg:y="0cm"/>
            <draw:glue-point draw:id="6" svg:x="0.663cm" svg:y="0cm"/>
            <draw:glue-point draw:id="7" svg:x="2.799cm" svg:y="0cm"/>
            <text:p text:style-name="P4"/>
          </draw:line>
          <draw:line draw:style-name="gr10" draw:text-style-name="P18" draw:layer="layout" svg:x1="23.026cm" svg:y1="13.295cm" svg:x2="23.194cm" svg:y2="13.295cm">
            <text:p text:style-name="P4"/>
          </draw:line>
        </draw:g>
        <draw:frame draw:style-name="gr21" draw:text-style-name="P23" draw:layer="layout" svg:width="1.056cm" svg:height="0.882cm" svg:x="10.384cm" svg:y="9.7cm">
          <draw:text-box>
            <text:p text:style-name="P4"><text:span text:style-name="T22">im</text:span></text:p>
          </draw:text-box>
        </draw:frame>
        <draw:frame draw:style-name="gr17" draw:text-style-name="P23" draw:layer="layout" svg:width="1.607cm" svg:height="0.882cm" svg:x="11.132cm" svg:y="9.864cm">
          <draw:text-box>
            <text:p text:style-name="P4"><text:span text:style-name="T22">im_1</text:span></text:p>
          </draw:text-box>
        </draw:frame>
        <draw:connector draw:style-name="gr14" draw:text-style-name="P18" draw:layer="layout" draw:type="line" svg:x1="8.48cm" svg:y1="11.123cm" svg:x2="9.514cm" svg:y2="11.123cm">
          <text:p text:style-name="P4"/>
        </draw:connector>
        <draw:connector draw:style-name="gr14" draw:text-style-name="P18" draw:layer="layout" draw:type="line" svg:x1="9.699cm" svg:y1="11.123cm" svg:x2="10.293cm" svg:y2="11.123cm">
          <text:p text:style-name="P4"/>
        </draw:connector>
        <draw:connector draw:style-name="gr14" draw:text-style-name="P18" draw:layer="layout" draw:type="line" svg:x1="10.494cm" svg:y1="11.123cm" svg:x2="11.005cm" svg:y2="11.124cm">
          <text:p text:style-name="P4"/>
        </draw:connector>
        <draw:connector draw:style-name="gr14" draw:text-style-name="P18" draw:layer="layout" draw:type="line" svg:x1="12.796cm" svg:y1="11.123cm" svg:x2="13.237cm" svg:y2="11.123cm">
          <text:p text:style-name="P4"/>
        </draw:connector>
        <draw:connector draw:style-name="gr14" draw:text-style-name="P18" draw:layer="layout" draw:type="line" svg:x1="13.43cm" svg:y1="11.123cm" svg:x2="14.16cm" svg:y2="11.123cm">
          <text:p text:style-name="P4"/>
        </draw:connector>
        <draw:frame draw:style-name="gr17" draw:text-style-name="P23" draw:layer="layout" svg:width="1.389cm" svg:height="0.882cm" svg:x="17.844cm" svg:y="9.71cm">
          <draw:text-box>
            <text:p text:style-name="P4"><text:span text:style-name="T22">rf</text:span></text:p>
          </draw:text-box>
        </draw:frame>
        <draw:frame draw:style-name="gr21" draw:text-style-name="P23" draw:layer="layout" svg:width="1.389cm" svg:height="0.882cm" svg:x="21.561cm" svg:y="9.706cm">
          <draw:text-box>
            <text:p text:style-name="P4"><text:span text:style-name="T22">alu</text:span></text:p>
          </draw:text-box>
        </draw:frame>
        <draw:frame draw:style-name="gr21" draw:text-style-name="P23" draw:layer="layout" svg:width="2.344cm" svg:height="0.882cm" svg:x="6.072cm" svg:y="13.324cm">
          <draw:text-box>
            <text:p text:style-name="P4"><text:span text:style-name="T22">clk/reset</text:span></text:p>
          </draw:text-box>
        </draw:frame>
        <draw:frame draw:style-name="gr17" draw:text-style-name="P23" draw:layer="layout" svg:width="1.546cm" svg:height="0.882cm" svg:x="6.113cm" svg:y="9.071cm">
          <draw:text-box>
            <text:p text:style-name="P4"><text:span text:style-name="T22">chip</text:span></text:p>
          </draw:text-box>
        </draw:frame>
        <draw:frame draw:style-name="gr17" draw:text-style-name="P23" draw:layer="layout" svg:width="1.389cm" svg:height="0.882cm" svg:x="14.273cm" svg:y="9.733cm">
          <draw:text-box>
            <text:p text:style-name="P4"><text:span text:style-name="T22">id</text:span></text:p>
          </draw:text-box>
        </draw:frame>
        <draw:line draw:style-name="gr11" draw:text-style-name="P18" draw:layer="layout" svg:x1="8.035cm" svg:y1="13.285cm" svg:x2="8.035cm" svg:y2="11.708cm">
          <text:p text:style-name="P4"/>
        </draw:line>
        <draw:line draw:style-name="gr11" draw:text-style-name="P18" draw:layer="layout" svg:x1="11.896cm" svg:y1="13.298cm" svg:x2="11.896cm" svg:y2="11.721cm">
          <text:p text:style-name="P4"/>
        </draw:line>
        <draw:line draw:style-name="gr11" draw:text-style-name="P18" draw:layer="layout" svg:x1="15.763cm" svg:y1="13.308cm" svg:x2="15.763cm" svg:y2="11.712cm">
          <text:p text:style-name="P4"/>
        </draw:line>
        <draw:line draw:style-name="gr11" draw:text-style-name="P18" draw:layer="layout" svg:x1="19.357cm" svg:y1="13.307cm" svg:x2="19.357cm" svg:y2="12.452cm">
          <text:p text:style-name="P4"/>
        </draw:line>
        <draw:line draw:style-name="gr11" draw:text-style-name="P18" draw:layer="layout" svg:x1="23.205cm" svg:y1="13.297cm" svg:x2="23.205cm" svg:y2="12.466cm">
          <text:p text:style-name="P4"/>
        </draw:line>
        <draw:g draw:id="id1">
          <draw:g>
            <draw:custom-shape draw:style-name="gr26" draw:text-style-name="P27" draw:layer="layout" svg:width="0.836cm" svg:height="1.182cm" svg:x="15.333cm" svg:y="10.535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27" draw:text-style-name="P28" draw:layer="layout" svg:width="0.27cm" svg:height="0.194cm" svg:x="15.616cm" svg:y="11.523cm">
              <text:p text:style-name="P4"/>
  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  </draw:custom-shape>
          </draw:g>
        </draw:g>
        <draw:frame draw:style-name="gr28" draw:text-style-name="P23" draw:layer="layout" svg:width="1.302cm" svg:height="0.882cm" svg:x="15.126cm" svg:y="10.676cm">
          <draw:text-box>
            <text:p text:style-name="P4"><text:span text:style-name="T22">dec</text:span></text:p>
          </draw:text-box>
        </draw:frame>
        <draw:connector draw:style-name="gr14" draw:text-style-name="P18" draw:layer="layout" draw:type="line" svg:x1="14.363cm" svg:y1="11.125cm" svg:x2="15.333cm" svg:y2="11.126cm" draw:end-shape="id1" draw:end-glue-point="3">
          <text:p text:style-name="P4"/>
        </draw:connector>
        <draw:connector draw:style-name="gr14" draw:text-style-name="P18" draw:layer="layout" draw:type="line" svg:x1="16.19cm" svg:y1="11.1cm" svg:x2="17.122cm" svg:y2="11.101cm">
          <text:p text:style-name="P4"/>
        </draw:connector>
        <presentation:notes draw:style-name="dp2">
          <draw:page-thumbnail draw:style-name="gr1" draw:layer="layout" svg:width="13.877cm" svg:height="11.093cm" svg:x="3.577cm" svg:y="2.247cm" draw:page-number="15" presentation:class="page"/>
          <draw:frame presentation:style-name="pr4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6" draw:style-name="dp1" draw:master-page-name="fpl_5f_presentation_5f_template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4" draw:layer="layout" svg:width="23.912cm" svg:height="3.008cm" svg:x="2.636cm" svg:y="1.068cm" presentation:class="title" presentation:user-transformed="true">
          <draw:text-box>
            <text:p text:style-name="P4">Design example: Register file</text:p>
          </draw:text-box>
        </draw:frame>
        <draw:custom-shape draw:style-name="gr2" draw:text-style-name="P18" draw:layer="layout" svg:width="18.907cm" svg:height="5.623cm" svg:x="5.769cm" svg:y="9cm">
          <text:p text:style-name="P4"/>
          <draw:enhanced-geometry svg:viewBox="0 0 21600 21600" draw:type="rectangle" draw:enhanced-path="M 0 0 L 21600 0 21600 21600 0 21600 0 0 Z N"/>
        </draw:custom-shape>
        <draw:g>
          <draw:custom-shape draw:style-name="gr3" draw:text-style-name="P18" draw:layer="layout" svg:width="3.13cm" svg:height="2.617cm" svg:x="6.141cm" svg:y="9.77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9cm" svg:x="6.14cm" svg:y="10.11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8cm" svg:height="1.918cm" svg:x="9.078cm" svg:y="10.145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3cm" svg:height="2.616cm" svg:x="9.865cm" svg:y="9.767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8cm" svg:x="9.864cm" svg:y="10.106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18cm" svg:x="12.802cm" svg:y="10.136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3cm" svg:height="2.616cm" svg:x="13.743cm" svg:y="9.75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8cm" svg:x="13.742cm" svg:y="10.093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18cm" svg:x="16.68cm" svg:y="10.123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8" draw:layer="layout" svg:width="3.129cm" svg:height="2.617cm" svg:x="17.355cm" svg:y="9.77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9cm" svg:x="17.354cm" svg:y="10.114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18cm" svg:x="20.291cm" svg:y="10.145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glue-point draw:id="4" svg:x="0.113cm" svg:y="5cm"/>
          <draw:glue-point draw:id="5" svg:x="0.423cm" svg:y="5cm"/>
          <draw:custom-shape draw:style-name="gr3" draw:text-style-name="P18" draw:layer="layout" svg:width="3.13cm" svg:height="2.617cm" svg:x="21.078cm" svg:y="9.78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94cm" svg:height="1.918cm" svg:x="21.077cm" svg:y="10.125cm">
            <text:p text:style-name="P4"/>
            <draw:enhanced-geometry svg:viewBox="0 0 21600 21600" draw:type="rectangle" draw:enhanced-path="M 0 0 L 21600 0 21600 21600 0 21600 0 0 Z N"/>
          </draw:custom-shape>
          <draw:custom-shape draw:style-name="gr3" draw:text-style-name="P18" draw:layer="layout" svg:width="0.189cm" svg:height="1.918cm" svg:x="24.015cm" svg:y="10.155cm">
            <text:p text:style-name="P4"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9" draw:text-style-name="P27" draw:layer="layout" svg:width="0.826cm" svg:height="1.199cm" svg:x="7.192cm" svg:y="10.44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30" draw:text-style-name="P28" draw:layer="layout" svg:width="0.266cm" svg:height="0.197cm" svg:x="7.472cm" svg:y="11.442cm">
              <text:p text:style-name="P4"/>
  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  </draw:custom-shape>
          </draw:g>
        </draw:g>
        <draw:frame draw:style-name="gr17" draw:text-style-name="P23" draw:layer="layout" svg:width="1.282cm" svg:height="0.882cm" svg:x="7.026cm" svg:y="10.606cm">
          <draw:text-box>
            <text:p text:style-name="P4"><text:span text:style-name="T22">pcr</text:span></text:p>
          </draw:text-box>
        </draw:frame>
        <draw:g>
          <draw:custom-shape draw:style-name="gr31" draw:text-style-name="P27" draw:layer="layout" svg:width="1.79cm" svg:height="1.177cm" svg:x="10.57cm" svg:y="10.469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28" draw:layer="layout" svg:width="0.205cm" svg:height="0.193cm" svg:x="11.295cm" svg:y="11.44cm">
            <text:p text:style-name="P4"/>
            <draw:enhanced-geometry svg:viewBox="0 0 21600 21600" draw:mirror-horizontal="true" draw:mirror-vertical="false" draw:glue-points="10800 0 5400 10800 10800 21600 16200 10800" draw:text-areas="5400 10800 16200 21600" draw:type="flowchart-extract" draw:enhanced-path="M 10800 0 L 21600 21600 0 21600 10800 0 Z N"/>
          </draw:custom-shape>
        </draw:g>
        <draw:frame draw:style-name="gr20" draw:text-style-name="P23" draw:layer="layout" svg:width="1.824cm" svg:height="1.513cm" svg:x="10.643cm" svg:y="10.366cm">
          <draw:text-box>
            <text:p text:style-name="P4"><text:span text:style-name="T22">instr_</text:span></text:p>
            <text:p text:style-name="P4"><text:span text:style-name="T22">mem</text:span></text:p>
          </draw:text-box>
        </draw:frame>
        <draw:frame draw:style-name="gr17" draw:text-style-name="P23" draw:layer="layout" svg:width="1.056cm" svg:height="0.882cm" svg:x="6.167cm" svg:y="9.615cm">
          <draw:text-box>
            <text:p text:style-name="P4"><text:span text:style-name="T22">pc</text:span></text:p>
          </draw:text-box>
        </draw:frame>
        <draw:frame draw:style-name="gr21" draw:text-style-name="P23" draw:layer="layout" svg:width="1.597cm" svg:height="0.882cm" svg:x="6.881cm" svg:y="9.786cm">
          <draw:text-box>
            <text:p text:style-name="P4"><text:span text:style-name="T22">pc_0</text:span></text:p>
          </draw:text-box>
        </draw:frame>
        <draw:g>
          <draw:line draw:style-name="gr10" draw:text-style-name="P18" draw:layer="layout" svg:x1="5.798cm" svg:y1="13.228cm" svg:x2="22.617cm" svg:y2="13.228cm">
            <draw:glue-point draw:id="4" svg:x="-3.845cm" svg:y="0cm"/>
            <draw:glue-point draw:id="5" svg:x="-1.627cm" svg:y="0cm"/>
            <draw:glue-point draw:id="6" svg:x="0.663cm" svg:y="0cm"/>
            <draw:glue-point draw:id="7" svg:x="2.799cm" svg:y="0cm"/>
            <text:p text:style-name="P4"/>
          </draw:line>
          <draw:line draw:style-name="gr10" draw:text-style-name="P18" draw:layer="layout" svg:x1="22.591cm" svg:y1="13.228cm" svg:x2="22.759cm" svg:y2="13.228cm">
            <text:p text:style-name="P4"/>
          </draw:line>
        </draw:g>
        <draw:frame draw:style-name="gr21" draw:text-style-name="P23" draw:layer="layout" svg:width="1.056cm" svg:height="0.882cm" svg:x="9.949cm" svg:y="9.633cm">
          <draw:text-box>
            <text:p text:style-name="P4"><text:span text:style-name="T22">im</text:span></text:p>
          </draw:text-box>
        </draw:frame>
        <draw:frame draw:style-name="gr17" draw:text-style-name="P23" draw:layer="layout" svg:width="1.607cm" svg:height="0.882cm" svg:x="10.697cm" svg:y="9.797cm">
          <draw:text-box>
            <text:p text:style-name="P4"><text:span text:style-name="T22">im_1</text:span></text:p>
          </draw:text-box>
        </draw:frame>
        <draw:connector draw:style-name="gr14" draw:text-style-name="P18" draw:layer="layout" draw:type="line" svg:x1="8.045cm" svg:y1="11.056cm" svg:x2="9.079cm" svg:y2="11.056cm">
          <text:p text:style-name="P4"/>
        </draw:connector>
        <draw:connector draw:style-name="gr14" draw:text-style-name="P18" draw:layer="layout" draw:type="line" svg:x1="9.264cm" svg:y1="11.056cm" svg:x2="9.858cm" svg:y2="11.056cm">
          <text:p text:style-name="P4"/>
        </draw:connector>
        <draw:connector draw:style-name="gr14" draw:text-style-name="P18" draw:layer="layout" draw:type="line" svg:x1="10.059cm" svg:y1="11.056cm" svg:x2="10.57cm" svg:y2="11.057cm">
          <text:p text:style-name="P4"/>
        </draw:connector>
        <draw:connector draw:style-name="gr14" draw:text-style-name="P18" draw:layer="layout" draw:type="line" svg:x1="12.361cm" svg:y1="11.056cm" svg:x2="12.802cm" svg:y2="11.056cm">
          <text:p text:style-name="P4"/>
        </draw:connector>
        <draw:connector draw:style-name="gr14" draw:text-style-name="P18" draw:layer="layout" draw:type="line" svg:x1="12.995cm" svg:y1="11.056cm" svg:x2="13.725cm" svg:y2="11.056cm">
          <text:p text:style-name="P4"/>
        </draw:connector>
        <draw:frame draw:style-name="gr17" draw:text-style-name="P23" draw:layer="layout" svg:width="1.389cm" svg:height="0.882cm" svg:x="17.409cm" svg:y="9.643cm">
          <draw:text-box>
            <text:p text:style-name="P4"><text:span text:style-name="T22">rf</text:span></text:p>
          </draw:text-box>
        </draw:frame>
        <draw:frame draw:style-name="gr21" draw:text-style-name="P23" draw:layer="layout" svg:width="1.389cm" svg:height="0.882cm" svg:x="21.126cm" svg:y="9.639cm">
          <draw:text-box>
            <text:p text:style-name="P4"><text:span text:style-name="T22">alu</text:span></text:p>
          </draw:text-box>
        </draw:frame>
        <draw:frame draw:style-name="gr21" draw:text-style-name="P23" draw:layer="layout" svg:width="2.344cm" svg:height="0.882cm" svg:x="5.637cm" svg:y="13.257cm">
          <draw:text-box>
            <text:p text:style-name="P4"><text:span text:style-name="T22">clk/reset</text:span></text:p>
          </draw:text-box>
        </draw:frame>
        <draw:frame draw:style-name="gr17" draw:text-style-name="P23" draw:layer="layout" svg:width="1.546cm" svg:height="0.882cm" svg:x="5.678cm" svg:y="9.004cm">
          <draw:text-box>
            <text:p text:style-name="P4"><text:span text:style-name="T22">chip</text:span></text:p>
          </draw:text-box>
        </draw:frame>
        <draw:frame draw:style-name="gr17" draw:text-style-name="P23" draw:layer="layout" svg:width="1.389cm" svg:height="0.882cm" svg:x="13.838cm" svg:y="9.666cm">
          <draw:text-box>
            <text:p text:style-name="P4"><text:span text:style-name="T22">id</text:span></text:p>
          </draw:text-box>
        </draw:frame>
        <draw:line draw:style-name="gr11" draw:text-style-name="P18" draw:layer="layout" svg:x1="7.612cm" svg:y1="13.218cm" svg:x2="7.612cm" svg:y2="11.641cm">
          <text:p text:style-name="P4"/>
        </draw:line>
        <draw:line draw:style-name="gr11" draw:text-style-name="P18" draw:layer="layout" svg:x1="11.461cm" svg:y1="13.231cm" svg:x2="11.461cm" svg:y2="11.654cm">
          <text:p text:style-name="P4"/>
        </draw:line>
        <draw:line draw:style-name="gr11" draw:text-style-name="P18" draw:layer="layout" svg:x1="15.328cm" svg:y1="13.241cm" svg:x2="15.328cm" svg:y2="11.645cm">
          <text:p text:style-name="P4"/>
        </draw:line>
        <draw:line draw:style-name="gr11" draw:text-style-name="P18" draw:layer="layout" svg:x1="18.953cm" svg:y1="13.221cm" svg:x2="18.953cm" svg:y2="11.612cm">
          <text:p text:style-name="P4"/>
        </draw:line>
        <draw:line draw:style-name="gr11" draw:text-style-name="P18" draw:layer="layout" svg:x1="22.77cm" svg:y1="13.23cm" svg:x2="22.77cm" svg:y2="12.399cm">
          <text:p text:style-name="P4"/>
        </draw:line>
        <draw:g draw:id="id2">
          <draw:g>
            <draw:custom-shape draw:style-name="gr33" draw:text-style-name="P27" draw:layer="layout" svg:width="0.836cm" svg:height="1.182cm" svg:x="14.898cm" svg:y="10.468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34" draw:text-style-name="P28" draw:layer="layout" svg:width="0.27cm" svg:height="0.194cm" svg:x="15.181cm" svg:y="11.456cm">
              <text:p text:style-name="P4"/>
  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  </draw:custom-shape>
          </draw:g>
        </draw:g>
        <draw:frame draw:style-name="gr28" draw:text-style-name="P23" draw:layer="layout" svg:width="1.302cm" svg:height="0.882cm" svg:x="14.691cm" svg:y="10.609cm">
          <draw:text-box>
            <text:p text:style-name="P4"><text:span text:style-name="T22">dec</text:span></text:p>
          </draw:text-box>
        </draw:frame>
        <draw:connector draw:style-name="gr14" draw:text-style-name="P18" draw:layer="layout" draw:type="line" svg:x1="13.928cm" svg:y1="11.058cm" svg:x2="14.898cm" svg:y2="11.059cm" draw:end-shape="id2" draw:end-glue-point="3">
          <text:p text:style-name="P4"/>
        </draw:connector>
        <draw:connector draw:style-name="gr14" draw:text-style-name="P18" draw:layer="layout" draw:type="line" svg:x1="15.755cm" svg:y1="11.033cm" svg:x2="16.687cm" svg:y2="11.034cm">
          <text:p text:style-name="P4"/>
        </draw:connector>
        <draw:g>
          <draw:g>
            <draw:g>
              <draw:g>
                <draw:custom-shape draw:style-name="gr35" draw:text-style-name="P27" draw:layer="layout" svg:width="1.79cm" svg:height="1.177cm" svg:x="18.063cm" svg:y="10.45cm">
                  <text:p text:style-name="P4"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6" draw:text-style-name="P28" draw:layer="layout" svg:width="0.205cm" svg:height="0.193cm" svg:x="18.788cm" svg:y="11.421cm">
                  <text:p text:style-name="P4"/>
                  <draw:enhanced-geometry svg:viewBox="0 0 21600 21600" draw:mirror-horizontal="true" draw:mirror-vertical="false" draw:glue-points="10800 0 5400 10800 10800 21600 16200 10800" draw:text-areas="5400 10800 16200 21600" draw:type="flowchart-extract" draw:enhanced-path="M 10800 0 L 21600 21600 0 21600 10800 0 Z N"/>
                </draw:custom-shape>
              </draw:g>
              <draw:frame draw:style-name="gr20" draw:text-style-name="P23" draw:layer="layout" svg:width="1.927cm" svg:height="1.513cm" svg:x="18.034cm" svg:y="10.354cm">
                <draw:text-box>
                  <text:p text:style-name="P4"><text:span text:style-name="T22"><text:s text:c="3"/></text:span><text:span text:style-name="T22">rf</text:span></text:p>
                  <text:p text:style-name="P4"><text:span text:style-name="T22">32x32</text:span></text:p>
                </draw:text-box>
              </draw:frame>
            </draw:g>
            <draw:connector draw:style-name="gr14" draw:text-style-name="P18" draw:layer="layout" draw:type="line" svg:x1="17.546cm" svg:y1="11.013cm" svg:x2="18.057cm" svg:y2="11.014cm">
              <text:p text:style-name="P4"/>
            </draw:connector>
          </draw:g>
          <draw:connector draw:style-name="gr14" draw:text-style-name="P18" draw:layer="layout" draw:type="line" svg:x1="19.848cm" svg:y1="11.013cm" svg:x2="20.289cm" svg:y2="11.013cm">
            <text:p text:style-name="P4"/>
          </draw:connector>
        </draw:g>
        <presentation:notes draw:style-name="dp2">
          <draw:page-thumbnail draw:style-name="gr1" draw:layer="layout" svg:width="13.877cm" svg:height="11.093cm" svg:x="3.577cm" svg:y="2.247cm" draw:page-number="16" presentation:class="page"/>
          <draw:frame presentation:style-name="pr4" draw:text-style-name="P22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7" draw:style-name="dp1" draw:master-page-name="fpl_5f_presentation_5f_template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4" draw:layer="layout" svg:width="23.912cm" svg:height="3.008cm" svg:x="2cm" svg:y="0.699cm" presentation:class="title" presentation:user-transformed="true">
          <draw:text-box>
            <text:p text:style-name="P4">Design example: ALU</text:p>
          </draw:text-box>
        </draw:frame>
        <draw:custom-shape draw:style-name="gr2" draw:text-style-name="P18" draw:layer="layout" svg:width="18.907cm" svg:height="5.623cm" svg:x="5.969cm" svg:y="9.435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3.13cm" svg:height="2.617cm" svg:x="6.341cm" svg:y="10.21cm">
          <text:p text:style-name="P4"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194cm" svg:height="1.919cm" svg:x="6.34cm" svg:y="10.549cm">
          <text:p text:style-name="P4"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188cm" svg:height="1.918cm" svg:x="9.278cm" svg:y="10.58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3.13cm" svg:height="2.616cm" svg:x="10.065cm" svg:y="10.202cm">
          <text:p text:style-name="P4"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194cm" svg:height="1.918cm" svg:x="10.064cm" svg:y="10.541cm">
          <text:p text:style-name="P4"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189cm" svg:height="1.918cm" svg:x="13.002cm" svg:y="10.571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3.13cm" svg:height="2.616cm" svg:x="13.943cm" svg:y="10.189cm">
          <text:p text:style-name="P4"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194cm" svg:height="1.918cm" svg:x="13.942cm" svg:y="10.528cm">
          <text:p text:style-name="P4"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189cm" svg:height="1.918cm" svg:x="16.88cm" svg:y="10.558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3.129cm" svg:height="2.617cm" svg:x="17.555cm" svg:y="10.21cm">
          <text:p text:style-name="P4"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194cm" svg:height="1.919cm" svg:x="17.554cm" svg:y="10.549cm">
          <text:p text:style-name="P4"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189cm" svg:height="1.918cm" svg:x="20.491cm" svg:y="10.58cm"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3.13cm" svg:height="2.617cm" svg:x="21.278cm" svg:y="10.22cm">
          <text:p text:style-name="P4"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194cm" svg:height="1.918cm" svg:x="21.277cm" svg:y="10.56cm">
          <text:p text:style-name="P4"/>
          <draw:enhanced-geometry svg:viewBox="0 0 21600 21600" draw:type="rectangle" draw:enhanced-path="M 0 0 L 21600 0 21600 21600 0 21600 0 0 Z N"/>
        </draw:custom-shape>
        <draw:custom-shape draw:style-name="gr37" draw:text-style-name="P10" draw:layer="layout" svg:width="0.189cm" svg:height="1.918cm" svg:x="24.215cm" svg:y="10.59cm">
          <text:p text:style-name="P4"/>
          <draw:enhanced-geometry svg:viewBox="0 0 21600 21600" draw:type="rectangle" draw:enhanced-path="M 0 0 L 21600 0 21600 21600 0 21600 0 0 Z N"/>
        </draw:custom-shape>
        <draw:g>
          <draw:g>
            <draw:custom-shape draw:style-name="gr38" draw:text-style-name="P24" draw:layer="layout" svg:width="0.826cm" svg:height="1.199cm" svg:x="7.392cm" svg:y="10.875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39" draw:text-style-name="P25" draw:layer="layout" svg:width="0.266cm" svg:height="0.197cm" svg:x="7.672cm" svg:y="11.877cm">
              <text:p text:style-name="P4"/>
  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  </draw:custom-shape>
          </draw:g>
        </draw:g>
        <draw:frame draw:style-name="gr17" draw:text-style-name="P26" draw:layer="layout" svg:width="1.282cm" svg:height="0.882cm" svg:x="7.226cm" svg:y="11.041cm">
          <draw:text-box>
            <text:p text:style-name="P4"><text:span text:style-name="T23">pcr</text:span></text:p>
          </draw:text-box>
        </draw:frame>
        <draw:g>
          <draw:custom-shape draw:style-name="gr40" draw:text-style-name="P24" draw:layer="layout" svg:width="1.79cm" svg:height="1.177cm" svg:x="10.77cm" svg:y="10.904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25" draw:layer="layout" svg:width="0.205cm" svg:height="0.193cm" svg:x="11.495cm" svg:y="11.875cm">
            <text:p text:style-name="P4"/>
            <draw:enhanced-geometry svg:viewBox="0 0 21600 21600" draw:mirror-horizontal="true" draw:mirror-vertical="false" draw:glue-points="10800 0 5400 10800 10800 21600 16200 10800" draw:text-areas="5400 10800 16200 21600" draw:type="flowchart-extract" draw:enhanced-path="M 10800 0 L 21600 21600 0 21600 10800 0 Z N"/>
          </draw:custom-shape>
        </draw:g>
        <draw:frame draw:style-name="gr20" draw:text-style-name="P26" draw:layer="layout" svg:width="1.824cm" svg:height="1.513cm" svg:x="10.843cm" svg:y="10.801cm">
          <draw:text-box>
            <text:p text:style-name="P4"><text:span text:style-name="T23">instr_</text:span></text:p>
            <text:p text:style-name="P4"><text:span text:style-name="T23">mem</text:span></text:p>
          </draw:text-box>
        </draw:frame>
        <draw:frame draw:style-name="gr17" draw:text-style-name="P26" draw:layer="layout" svg:width="1.056cm" svg:height="0.882cm" svg:x="6.367cm" svg:y="10.05cm">
          <draw:text-box>
            <text:p text:style-name="P4"><text:span text:style-name="T23">pc</text:span></text:p>
          </draw:text-box>
        </draw:frame>
        <draw:frame draw:style-name="gr21" draw:text-style-name="P26" draw:layer="layout" svg:width="1.597cm" svg:height="0.882cm" svg:x="7.081cm" svg:y="10.221cm">
          <draw:text-box>
            <text:p text:style-name="P4"><text:span text:style-name="T23">pc_0</text:span></text:p>
          </draw:text-box>
        </draw:frame>
        <draw:g>
          <draw:line draw:style-name="gr10" draw:text-style-name="P10" draw:layer="layout" svg:x1="5.998cm" svg:y1="13.663cm" svg:x2="22.817cm" svg:y2="13.663cm">
            <draw:glue-point draw:id="4" svg:x="-3.845cm" svg:y="0cm"/>
            <draw:glue-point draw:id="5" svg:x="-1.627cm" svg:y="0cm"/>
            <draw:glue-point draw:id="6" svg:x="0.663cm" svg:y="0cm"/>
            <draw:glue-point draw:id="7" svg:x="2.799cm" svg:y="0cm"/>
            <text:p text:style-name="P4"/>
          </draw:line>
          <draw:line draw:style-name="gr10" draw:text-style-name="P10" draw:layer="layout" svg:x1="22.791cm" svg:y1="13.663cm" svg:x2="22.959cm" svg:y2="13.663cm">
            <text:p text:style-name="P4"/>
          </draw:line>
        </draw:g>
        <draw:frame draw:style-name="gr21" draw:text-style-name="P26" draw:layer="layout" svg:width="1.056cm" svg:height="0.882cm" svg:x="10.149cm" svg:y="10.068cm">
          <draw:text-box>
            <text:p text:style-name="P4"><text:span text:style-name="T23">im</text:span></text:p>
          </draw:text-box>
        </draw:frame>
        <draw:frame draw:style-name="gr17" draw:text-style-name="P26" draw:layer="layout" svg:width="1.607cm" svg:height="0.882cm" svg:x="10.897cm" svg:y="10.232cm">
          <draw:text-box>
            <text:p text:style-name="P4"><text:span text:style-name="T23">im_1</text:span></text:p>
          </draw:text-box>
        </draw:frame>
        <draw:connector draw:style-name="gr14" draw:text-style-name="P10" draw:layer="layout" draw:type="line" svg:x1="8.245cm" svg:y1="11.491cm" svg:x2="9.279cm" svg:y2="11.491cm">
          <text:p text:style-name="P4"/>
        </draw:connector>
        <draw:connector draw:style-name="gr14" draw:text-style-name="P10" draw:layer="layout" draw:type="line" svg:x1="9.464cm" svg:y1="11.491cm" svg:x2="10.058cm" svg:y2="11.491cm">
          <text:p text:style-name="P4"/>
        </draw:connector>
        <draw:connector draw:style-name="gr14" draw:text-style-name="P10" draw:layer="layout" draw:type="line" svg:x1="10.259cm" svg:y1="11.491cm" svg:x2="10.77cm" svg:y2="11.492cm">
          <text:p text:style-name="P4"/>
        </draw:connector>
        <draw:connector draw:style-name="gr14" draw:text-style-name="P10" draw:layer="layout" draw:type="line" svg:x1="12.561cm" svg:y1="11.491cm" svg:x2="13.002cm" svg:y2="11.491cm">
          <text:p text:style-name="P4"/>
        </draw:connector>
        <draw:connector draw:style-name="gr14" draw:text-style-name="P10" draw:layer="layout" draw:type="line" svg:x1="13.195cm" svg:y1="11.491cm" svg:x2="13.925cm" svg:y2="11.491cm">
          <text:p text:style-name="P4"/>
        </draw:connector>
        <draw:frame draw:style-name="gr17" draw:text-style-name="P26" draw:layer="layout" svg:width="1.389cm" svg:height="0.882cm" svg:x="17.609cm" svg:y="10.078cm">
          <draw:text-box>
            <text:p text:style-name="P4"><text:span text:style-name="T23">rf</text:span></text:p>
          </draw:text-box>
        </draw:frame>
        <draw:frame draw:style-name="gr21" draw:text-style-name="P26" draw:layer="layout" svg:width="1.389cm" svg:height="0.882cm" svg:x="21.326cm" svg:y="10.074cm">
          <draw:text-box>
            <text:p text:style-name="P4"><text:span text:style-name="T23">alu</text:span></text:p>
          </draw:text-box>
        </draw:frame>
        <draw:frame draw:style-name="gr21" draw:text-style-name="P26" draw:layer="layout" svg:width="2.344cm" svg:height="0.882cm" svg:x="5.837cm" svg:y="13.692cm">
          <draw:text-box>
            <text:p text:style-name="P4"><text:span text:style-name="T23">clk/reset</text:span></text:p>
          </draw:text-box>
        </draw:frame>
        <draw:frame draw:style-name="gr17" draw:text-style-name="P26" draw:layer="layout" svg:width="1.546cm" svg:height="0.882cm" svg:x="5.878cm" svg:y="9.439cm">
          <draw:text-box>
            <text:p text:style-name="P4"><text:span text:style-name="T23">chip</text:span></text:p>
          </draw:text-box>
        </draw:frame>
        <draw:frame draw:style-name="gr17" draw:text-style-name="P26" draw:layer="layout" svg:width="1.389cm" svg:height="0.882cm" svg:x="14.038cm" svg:y="10.101cm">
          <draw:text-box>
            <text:p text:style-name="P4"><text:span text:style-name="T23">id</text:span></text:p>
          </draw:text-box>
        </draw:frame>
        <draw:line draw:style-name="gr11" draw:text-style-name="P10" draw:layer="layout" svg:x1="7.812cm" svg:y1="13.653cm" svg:x2="7.812cm" svg:y2="12.076cm">
          <text:p text:style-name="P4"/>
        </draw:line>
        <draw:line draw:style-name="gr11" draw:text-style-name="P10" draw:layer="layout" svg:x1="11.661cm" svg:y1="13.666cm" svg:x2="11.661cm" svg:y2="12.089cm">
          <text:p text:style-name="P4"/>
        </draw:line>
        <draw:line draw:style-name="gr11" draw:text-style-name="P10" draw:layer="layout" svg:x1="15.528cm" svg:y1="13.676cm" svg:x2="15.528cm" svg:y2="12.08cm">
          <text:p text:style-name="P4"/>
        </draw:line>
        <draw:line draw:style-name="gr11" draw:text-style-name="P10" draw:layer="layout" svg:x1="19.153cm" svg:y1="13.656cm" svg:x2="19.153cm" svg:y2="12.047cm">
          <text:p text:style-name="P4"/>
        </draw:line>
        <draw:line draw:style-name="gr11" draw:text-style-name="P10" draw:layer="layout" svg:x1="22.97cm" svg:y1="13.665cm" svg:x2="22.97cm" svg:y2="12.834cm">
          <text:p text:style-name="P4"/>
        </draw:line>
        <draw:g draw:id="id3">
          <draw:g>
            <draw:custom-shape draw:style-name="gr42" draw:text-style-name="P24" draw:layer="layout" svg:width="0.836cm" svg:height="1.182cm" svg:x="15.098cm" svg:y="10.903cm">
              <text:p text:style-name="P4"/>
              <draw:enhanced-geometry svg:viewBox="0 0 21600 21600" draw:type="rectangle" draw:enhanced-path="M 0 0 L 21600 0 21600 21600 0 21600 0 0 Z N"/>
            </draw:custom-shape>
            <draw:custom-shape draw:style-name="gr43" draw:text-style-name="P25" draw:layer="layout" svg:width="0.27cm" svg:height="0.194cm" svg:x="15.381cm" svg:y="11.891cm">
              <text:p text:style-name="P4"/>
              <draw:enhanced-geometry svg:viewBox="0 0 21600 21600" draw:mirror-horizontal="true" draw:glue-points="10800 0 5400 10800 10800 21600 16200 10800" draw:text-areas="5400 10800 16200 21600" draw:type="flowchart-extract" draw:enhanced-path="M 10800 0 L 21600 21600 0 21600 10800 0 Z N"/>
            </draw:custom-shape>
          </draw:g>
        </draw:g>
        <draw:frame draw:style-name="gr28" draw:text-style-name="P26" draw:layer="layout" svg:width="1.302cm" svg:height="0.882cm" svg:x="14.891cm" svg:y="11.044cm">
          <draw:text-box>
            <text:p text:style-name="P4"><text:span text:style-name="T23">dec</text:span></text:p>
          </draw:text-box>
        </draw:frame>
        <draw:connector draw:style-name="gr14" draw:text-style-name="P10" draw:layer="layout" draw:type="line" svg:x1="14.128cm" svg:y1="11.493cm" svg:x2="15.098cm" svg:y2="11.494cm" draw:end-shape="id3" draw:end-glue-point="3">
          <text:p text:style-name="P4"/>
        </draw:connector>
        <draw:connector draw:style-name="gr14" draw:text-style-name="P10" draw:layer="layout" draw:type="line" svg:x1="15.955cm" svg:y1="11.468cm" svg:x2="16.887cm" svg:y2="11.469cm">
          <text:p text:style-name="P4"/>
        </draw:connector>
        <draw:g>
          <draw:g>
            <draw:g>
              <draw:g>
                <draw:custom-shape draw:style-name="gr44" draw:text-style-name="P24" draw:layer="layout" svg:width="1.79cm" svg:height="1.177cm" svg:x="18.263cm" svg:y="10.885cm">
                  <text:p text:style-name="P4"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45" draw:text-style-name="P25" draw:layer="layout" svg:width="0.205cm" svg:height="0.193cm" svg:x="18.988cm" svg:y="11.856cm">
                  <text:p text:style-name="P4"/>
                  <draw:enhanced-geometry svg:viewBox="0 0 21600 21600" draw:mirror-horizontal="true" draw:mirror-vertical="false" draw:glue-points="10800 0 5400 10800 10800 21600 16200 10800" draw:text-areas="5400 10800 16200 21600" draw:type="flowchart-extract" draw:enhanced-path="M 10800 0 L 21600 21600 0 21600 10800 0 Z N"/>
                </draw:custom-shape>
              </draw:g>
              <draw:frame draw:style-name="gr20" draw:text-style-name="P26" draw:layer="layout" svg:width="1.927cm" svg:height="1.513cm" svg:x="18.234cm" svg:y="10.789cm">
                <draw:text-box>
                  <text:p text:style-name="P4"><text:span text:style-name="T23"><text:s text:c="3"/></text:span><text:span text:style-name="T23">rf</text:span></text:p>
                  <text:p text:style-name="P4"><text:span text:style-name="T23">32x32</text:span></text:p>
                </draw:text-box>
              </draw:frame>
            </draw:g>
            <draw:connector draw:style-name="gr14" draw:text-style-name="P10" draw:layer="layout" draw:type="line" svg:x1="17.746cm" svg:y1="11.448cm" svg:x2="18.257cm" svg:y2="11.449cm">
              <text:p text:style-name="P4"/>
            </draw:connector>
          </draw:g>
          <draw:connector draw:style-name="gr14" draw:text-style-name="P10" draw:layer="layout" draw:type="line" svg:x1="20.048cm" svg:y1="11.448cm" svg:x2="20.489cm" svg:y2="11.448cm">
            <text:p text:style-name="P4"/>
          </draw:connector>
        </draw:g>
        <draw:custom-shape draw:style-name="gr37" draw:text-style-name="P10" draw:layer="layout" svg:width="0.82cm" svg:height="0.639cm" svg:x="22.47cm" svg:y="10.632cm">
          <text:p text:style-name="P4"/>
          <draw:enhanced-geometry svg:viewBox="0 0 21600 21600" draw:type="rectangle" draw:enhanced-path="M 0 0 L 21600 0 21600 21600 0 21600 0 0 Z N"/>
        </draw:custom-shape>
        <draw:frame draw:style-name="gr46" draw:text-style-name="P26" draw:layer="layout" svg:width="1.424cm" svg:height="0.882cm" svg:x="22.254cm" svg:y="10.58cm">
          <draw:text-box>
            <text:p text:style-name="P4"><text:span text:style-name="T23">+/-</text:span></text:p>
          </draw:text-box>
        </draw:frame>
        <draw:custom-shape draw:style-name="gr37" draw:text-style-name="P10" draw:layer="layout" svg:width="0.827cm" svg:height="1.088cm" svg:x="22.476cm" svg:y="11.415cm">
          <text:p text:style-name="P4"/>
          <draw:enhanced-geometry svg:viewBox="0 0 21600 21600" draw:type="rectangle" draw:enhanced-path="M 0 0 L 21600 0 21600 21600 0 21600 0 0 Z N"/>
        </draw:custom-shape>
        <draw:frame draw:style-name="gr47" draw:text-style-name="P26" draw:layer="layout" svg:width="1.641cm" svg:height="0.882cm" svg:x="22.284cm" svg:y="11.596cm">
          <draw:text-box>
            <text:p text:style-name="P4"><text:span text:style-name="T23">&lt;&lt;</text:span></text:p>
          </draw:text-box>
        </draw:frame>
        <draw:frame draw:style-name="gr48" draw:text-style-name="P26" draw:layer="layout" svg:width="0.822cm" svg:height="0.882cm" svg:x="22.493cm" svg:y="11.277cm">
          <draw:text-box>
            <text:p text:style-name="P4"><text:span text:style-name="T23">O</text:span></text:p>
          </draw:text-box>
        </draw:frame>
        <draw:frame draw:style-name="gr49" draw:text-style-name="P26" draw:layer="layout" svg:width="1.291cm" svg:height="0.882cm" svg:x="22.323cm" svg:y="11.924cm">
          <draw:text-box>
            <text:p text:style-name="P4"><text:span text:style-name="T23">&gt;&gt;</text:span></text:p>
          </draw:text-box>
        </draw:frame>
        <presentation:notes draw:style-name="dp2">
          <draw:page-thumbnail draw:style-name="gr1" draw:layer="layout" svg:width="13.877cm" svg:height="11.093cm" svg:x="3.577cm" svg:y="2.247cm" draw:page-number="17" presentation:class="page"/>
          <draw:frame presentation:style-name="pr4" draw:text-style-name="P22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8" draw:style-name="dp1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4" draw:layer="layout" svg:width="18.666cm" svg:height="3.649cm" svg:x="7.231cm" svg:y="0.974cm" presentation:class="title">
          <draw:text-box>
            <text:p text:style-name="P4">Design example: Write logic </text:p>
          </draw:text-box>
        </draw:frame>
        <draw:frame presentation:style-name="pr14" draw:text-style-name="P29" draw:layer="layout" svg:width="22.216cm" svg:height="15.337cm" svg:x="5.455cm" svg:y="4.618cm" presentation:class="subtitle">
          <draw:text-box>
            <text:list text:style-name="L8">
              <text:list-item>
                <text:list>
                  <text:list-item>
                    <text:p text:style-name="P29">Show how to write using cs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77cm" svg:height="11.093cm" svg:x="3.577cm" svg:y="2.247cm" draw:page-number="18" presentation:class="page"/>
          <draw:frame presentation:style-name="pr4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19" draw:style-name="dp1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4" draw:layer="layout" svg:width="18.666cm" svg:height="5.653cm" svg:x="7.231cm" svg:y="-0.029cm" presentation:class="title">
          <draw:text-box>
            <text:p text:style-name="P4">Design example. Generate testbench and verification components </text:p>
          </draw:text-box>
        </draw:frame>
        <draw:frame presentation:style-name="pr12" draw:text-style-name="P4" draw:layer="layout" svg:width="22.216cm" svg:height="15.086cm" svg:x="5.455cm" svg:y="4.743cm" presentation:class="subtitl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19" presentation:class="page"/>
          <draw:frame presentation:style-name="pr4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0" draw:style-name="dp1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4" draw:layer="layout" svg:width="18.666cm" svg:height="3.769cm" svg:x="7.231cm" svg:y="0.914cm" presentation:class="title">
          <draw:text-box>
            <text:p text:style-name="P4">Design example. Write C++ model </text:p>
          </draw:text-box>
        </draw:frame>
        <draw:frame presentation:style-name="pr12" draw:text-style-name="P4" draw:layer="layout" svg:width="22.216cm" svg:height="15.086cm" svg:x="5.455cm" svg:y="4.743cm" presentation:class="subtitl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20" presentation:class="page"/>
          <draw:frame presentation:style-name="pr4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draw:page draw:name="page21" draw:style-name="dp1" draw:master-page-name="fpl_5f_presentation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4" draw:layer="layout" svg:width="18.666cm" svg:height="3.769cm" svg:x="7.231cm" svg:y="0.914cm" presentation:class="title">
          <draw:text-box>
            <text:p text:style-name="P4">Design example. Simulate the design</text:p>
          </draw:text-box>
        </draw:frame>
        <draw:frame presentation:style-name="pr12" draw:text-style-name="P4" draw:layer="layout" svg:width="22.216cm" svg:height="15.086cm" svg:x="5.455cm" svg:y="4.743cm" presentation:class="subtitle" presentation:placeholder="true">
          <draw:text-box/>
        </draw:frame>
        <presentation:notes draw:style-name="dp2">
          <draw:page-thumbnail draw:style-name="gr1" draw:layer="layout" svg:width="13.877cm" svg:height="11.093cm" svg:x="3.577cm" svg:y="2.247cm" draw:page-number="21" presentation:class="page"/>
          <draw:frame presentation:style-name="pr4" draw:text-style-name="P4" draw:layer="layout" svg:width="15.399cm" svg:height="13.362cm" svg:x="2.798cm" svg:y="14.10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fpl_5f_presentation_5f_template-title" style:display-name="fpl_presentation_template-title" style:family="presentation">
      <style:graphic-properties draw:stroke="none" draw:fill="none" draw:textarea-vertical-align="middle">
        <text:list-style style:name="fpl_5f_5f_5f_presentation_5f_5f_5f_template-title" style:display-name="fpl_5f_presentation_5f_template-title">
          <text:list-level-style-bullet text:level="1" text:bullet-char="•">
            <style:text-properties fo:font-family="Arial" style:font-family-generic="decorative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6pt" fo:font-style="normal" fo:text-shadow="none" style:text-underline-style="none" fo:font-weight="normal" style:font-family-asian="'Andale Sans UI'" style:font-family-generic-asian="system" style:font-pitch-asian="variable" style:font-size-asian="36pt" style:font-style-asian="normal" style:font-weight-asian="normal" style:font-family-complex="'Andale Sans UI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fpl_5f_presentation_5f_template-subtitle" style:display-name="fpl_presentation_template-subtitle" style:family="presentation">
      <style:graphic-properties draw:stroke="none" draw:fill="none" draw:textarea-vertical-align="middle">
        <text:list-style style:name="fpl_5f_5f_5f_presentation_5f_5f_5f_template-subtitle" style:display-name="fpl_5f_presentation_5f_template-subtitle">
          <text:list-level-style-bullet text:level="1" text:bullet-char="•">
            <style:text-properties fo:font-family="Arial" style:font-family-generic="decorative" style:font-pitch="variable" fo:color="#00ff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decorative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decorative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'Andale Sans U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pl_5f_presentation_5f_template-background" style:display-name="fpl_presentation_template-background" style:family="presentation">
      <style:graphic-properties draw:stroke="none" draw:fill="solid" draw:fill-color="#cccccc" draw:fill-image-width="0cm" draw:fill-image-height="0cm" draw:textarea-horizontal-align="center" draw:textarea-vertical-align="middle" draw:shadow="hidden"/>
      <style:paragraph-properties fo:text-align="center"/>
    </style:style>
    <style:style style:name="fpl_5f_presentation_5f_template-backgroundobjects" style:display-name="fpl_presentation_template-backgroundobjects" style:family="presentation">
      <style:graphic-properties draw:shadow="hidden" draw:shadow-offset-x="0.3cm" draw:shadow-offset-y="0.3cm" draw:shadow-color="#808080">
        <text:list-style style:name="fpl_5f_5f_5f_presentation_5f_5f_5f_template-backgroundobjects" style:display-name="fpl_5f_presentation_5f_template-backgroundobjects">
          <text:list-level-style-bullet text:level="1" text:bullet-char="•">
            <style:text-properties fo:font-family="'Times New Roman'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decorative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fpl_5f_presentation_5f_template-notes" style:display-name="fpl_presentation_template-notes" style:family="presentation">
      <style:graphic-properties draw:stroke="none" draw:fill="none">
        <text:list-style style:name="fpl_5f_5f_5f_presentation_5f_5f_5f_template-notes" style:display-name="fpl_5f_presentation_5f_template-notes">
          <text:list-level-style-bullet text:level="1" text:bullet-char="•">
            <style:text-properties fo:font-family="'Times New Roman'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decorative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'Andale Sans UI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pl_5f_presentation_5f_template-outline1" style:display-name="fpl_presentation_template-outline1" style:family="presentation">
      <style:graphic-properties draw:stroke="none" draw:fill="none">
        <text:list-style style:name="fpl_5f_5f_5f_presentation_5f_5f_5f_template-outline1" style:display-name="fpl_5f_presentation_5f_template-outline1">
          <text:list-level-style-bullet text:level="1" text:bullet-char="•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•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'Andale Sans U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pl_5f_presentation_5f_template-outline2" style:display-name="fpl_presentation_template-outline2" style:family="presentation" style:parent-style-name="fpl_5f_presentation_5f_template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fpl_5f_presentation_5f_template-outline3" style:display-name="fpl_presentation_template-outline3" style:family="presentation" style:parent-style-name="fpl_5f_presentation_5f_template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fpl_5f_presentation_5f_template-outline4" style:display-name="fpl_presentation_template-outline4" style:family="presentation" style:parent-style-name="fpl_5f_presentation_5f_template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5" style:display-name="fpl_presentation_template-outline5" style:family="presentation" style:parent-style-name="fpl_5f_presentation_5f_template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6" style:display-name="fpl_presentation_template-outline6" style:family="presentation" style:parent-style-name="fpl_5f_presentation_5f_template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7" style:display-name="fpl_presentation_template-outline7" style:family="presentation" style:parent-style-name="fpl_5f_presentation_5f_template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8" style:display-name="fpl_presentation_template-outline8" style:family="presentation" style:parent-style-name="fpl_5f_presentation_5f_template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9" style:display-name="fpl_presentation_template-outline9" style:family="presentation" style:parent-style-name="fpl_5f_presentation_5f_template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cccccc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8cm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fpl_5f_presentation_5f_template-outline1">
      <style:graphic-properties draw:fill-color="#ffffff" draw:auto-grow-height="false" fo:min-height="12.573cm"/>
    </style:style>
    <style:style style:name="pr2" style:family="presentation" style:parent-style-name="fpl_5f_presentation_5f_template-backgroundobjects">
      <style:graphic-properties draw:fill-color="#333333" draw:textarea-horizontal-align="center" draw:textarea-vertical-align="middle"/>
    </style:style>
    <style:style style:name="pr3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fpl_5f_presentation_5f_template-backgroundobjects">
      <style:graphic-properties svg:stroke-color="#c0c0c0" draw:textarea-horizontal-align="center" draw:textarea-vertical-align="middle"/>
    </style:style>
    <style:style style:name="pr7" style:family="presentation" style:parent-style-name="fpl_5f_presentation_5f_template-backgroundobjects">
      <style:graphic-properties draw:stroke="none" draw:fill="none" draw:fill-color="#00cc99" draw:textarea-horizontal-align="justify" draw:textarea-vertical-align="top" draw:auto-grow-height="false" draw:auto-grow-width="false" fo:min-height="1.294cm" fo:min-width="0cm" fo:padding-top="0cm" fo:padding-bottom="0cm" fo:padding-left="0.054cm" fo:padding-right="0.054cm" fo:wrap-option="no-wrap" draw:shadow="hidden" draw:shadow-color="#808080"/>
    </style:style>
    <style:style style:name="pr8" style:family="presentation" style:parent-style-name="fpl_5f_presentation_5f_template-backgroundobjects">
      <style:graphic-properties draw:stroke="none" draw:fill="none" draw:fill-color="#00cc99" draw:textarea-horizontal-align="justify" draw:textarea-vertical-align="bottom" draw:auto-grow-height="false" draw:auto-grow-width="false" fo:min-height="1.294cm" fo:min-width="0cm" fo:padding-top="0cm" fo:padding-bottom="0cm" fo:padding-left="0.054cm" fo:padding-right="0.054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.952cm" fo:margin-right="0cm" text:enable-numbering="true" fo:text-indent="-0.952cm"/>
    </style:style>
    <style:style style:name="P4" style:family="paragraph">
      <style:paragraph-properties fo:margin-left="2.063cm" fo:margin-right="0cm" text:enable-numbering="true" fo:text-indent="-0.793cm"/>
    </style:style>
    <style:style style:name="P5" style:family="paragraph">
      <style:paragraph-properties fo:margin-left="3.175cm" fo:margin-right="0cm" text:enable-numbering="true" fo:text-indent="-0.635cm"/>
    </style:style>
    <style:style style:name="P6" style:family="paragraph">
      <style:paragraph-properties fo:margin-left="4.445cm" fo:margin-right="0cm" text:enable-numbering="true" fo:text-indent="-0.635cm"/>
    </style:style>
    <style:style style:name="P7" style:family="paragraph">
      <style:paragraph-properties fo:margin-left="5.715cm" fo:margin-right="0cm" text:enable-numbering="true" fo:text-indent="-0.635cm"/>
    </style:style>
    <style:style style:name="P8" style:family="paragraph">
      <style:paragraph-properties fo:margin-left="5.4cm" fo:margin-right="0cm" text:enable-numbering="true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cm" fo:margin-right="0cm" fo:line-height="100%" text:enable-numbering="false" fo:text-indent="0cm" style:writing-mode="lr-tb"/>
    </style:style>
    <style:style style:name="P11" style:family="paragraph">
      <style:paragraph-properties fo:margin-left="0cm" fo:margin-right="0cm" fo:line-height="100%" fo:text-align="center" text:enable-numbering="false" fo:text-indent="0cm" style:writing-mode="lr-tb"/>
    </style:style>
    <style:style style:name="P12" style:family="paragraph">
      <style:paragraph-properties fo:margin-left="0cm" fo:margin-right="0cm" fo:line-height="100%" fo:text-align="end" text:enable-numbering="false" fo:text-indent="0cm" style:writing-mode="lr-tb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indent="0cm"/>
      <style:text-properties fo:color="#c0c0c0" fo:font-size="48pt" fo:font-style="italic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text:enable-numbering="false" fo:text-indent="0cm" style:writing-mode="lr-tb"/>
    </style:style>
    <style:style style:name="P17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decorative" style:font-pitch="variable" fo:font-size="14pt" style:font-size-asian="14pt" style:font-size-complex="14pt"/>
    </style:style>
    <style:style style:name="T3" style:family="text">
      <style:text-properties fo:color="#c0c0c0" fo:font-size="48pt" fo:font-style="italic"/>
    </style:style>
    <style:style style:name="T4" style:family="text">
      <style:text-properties fo:font-size="9pt" fo:language="en" fo:country="US" fo:font-style="italic" style:font-size-asian="9pt" style:font-size-complex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decorative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Times New Roman'" style:font-family-generic="decorative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fpl_5f_presentation_5f_template" style:display-name="fpl_presentation_template" style:page-layout-name="PM1" draw:style-name="dp1">
      <draw:frame presentation:style-name="fpl_5f_presentation_5f_template-title" draw:layer="backgroundobjects" svg:width="18.666cm" svg:height="3.648cm" svg:x="7.231cm" svg:y="0.974cm" presentation:class="title" presentation:placeholder="true">
        <draw:text-box/>
      </draw:frame>
      <draw:frame presentation:style-name="pr1" draw:text-style-name="P9" draw:layer="backgroundobjects" svg:width="22.216cm" svg:height="15.336cm" svg:x="5.455cm" svg:y="4.61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layer="backgroundobjects" svg:width="4.12cm" svg:height="21cm" svg:x="0cm" svg:y="-0.001cm">
        <text:p text:style-name="P13"/>
      </draw:rect>
      <draw:frame presentation:style-name="pr3" draw:text-style-name="P10" draw:layer="backgroundobjects" svg:width="5.834cm" svg:height="0.747cm" svg:x="5.499cm" svg:y="20.087cm" presentation:class="date-time">
        <draw:text-box>
          <text:p text:style-name="P10"><text:span text:style-name="T2"><presentation:date-time/></text:span></text:p>
        </draw:text-box>
      </draw:frame>
      <draw:frame presentation:style-name="pr4" draw:text-style-name="P11" draw:layer="backgroundobjects" svg:width="13.142cm" svg:height="0.871cm" svg:x="9.665cm" svg:y="20.127cm" presentation:class="footer">
        <draw:text-box>
          <text:p text:style-name="P11"><text:span text:style-name="T2">© 2007 Fastpath Logic, Inc. CONFIDENTIAL</text:span></text:p>
        </draw:text-box>
      </draw:frame>
      <draw:frame presentation:style-name="pr5" draw:text-style-name="P12" draw:layer="backgroundobjects" svg:width="5.834cm" svg:height="0.714cm" svg:x="22.065cm" svg:y="20.12cm" presentation:class="page-number">
        <draw:text-box>
          <text:p text:style-name="P12"><text:span text:style-name="T2"><text:page-number>&lt;number&gt;</text:page-number></text:span></text:p>
        </draw:text-box>
      </draw:frame>
      <draw:frame draw:style-name="gr3" draw:text-style-name="P14" draw:layer="backgroundobjects" svg:width="5.226cm" svg:height="2.753cm" svg:x="0cm" svg:y="18.714cm">
        <draw:text-box>
          <text:p text:style-name="P13"><text:span text:style-name="T3">FPL</text:span></text:p>
        </draw:text-box>
      </draw:frame>
      <draw:line presentation:style-name="pr6" draw:layer="backgroundobjects" svg:x1="0cm" svg:y1="18.748cm" svg:x2="4.164cm" svg:y2="18.748cm">
        <text:p text:style-name="P13"/>
      </draw:line>
      <presentation:notes style:page-layout-name="PM2">
        <draw:rect draw:style-name="gr4" draw:text-style-name="P15" draw:layer="backgroundobjects" svg:width="21cm" svg:height="29.7cm" svg:x="-0.001cm" svg:y="-0.001cm">
          <text:p text:style-name="P13"/>
        </draw:rect>
        <draw:frame presentation:style-name="pr7" draw:text-style-name="P16" draw:layer="backgroundobjects" svg:width="9.098cm" svg:height="1.488cm" svg:x="0cm" svg:y="0cm" presentation:class="header">
          <draw:text-box>
            <text:p text:style-name="P16"><text:span text:style-name="T4"><presentation:header/></text:span></text:p>
          </draw:text-box>
        </draw:frame>
        <draw:frame presentation:style-name="pr7" draw:text-style-name="P17" draw:layer="backgroundobjects" svg:width="9.099cm" svg:height="1.488cm" svg:x="11.896cm" svg:y="0cm" presentation:class="date-time">
          <draw:text-box>
            <text:p text:style-name="P17"><text:span text:style-name="T4"><presentation:date-time/></text:span></text:p>
          </draw:text-box>
        </draw:frame>
        <draw:frame presentation:style-name="pr8" draw:text-style-name="P16" draw:layer="backgroundobjects" svg:width="9.098cm" svg:height="1.488cm" svg:x="0cm" svg:y="28.207cm" presentation:class="footer">
          <draw:text-box>
            <text:p text:style-name="P16"><text:span text:style-name="T4"><presentation:footer/></text:span></text:p>
          </draw:text-box>
        </draw:frame>
        <draw:frame presentation:style-name="pr8" draw:text-style-name="P17" draw:layer="backgroundobjects" svg:width="9.099cm" svg:height="1.488cm" svg:x="11.896cm" svg:y="28.207cm" presentation:class="page-number">
          <draw:text-box>
            <text:p text:style-name="P17"><text:span text:style-name="T4"><text:page-number>&lt;number&gt;</text:page-number></text:span></text:p>
          </draw:text-box>
        </draw:frame>
        <draw:page-thumbnail presentation:style-name="fpl_5f_presentation_5f_template-title" draw:layer="backgroundobjects" svg:width="13.877cm" svg:height="11.093cm" svg:x="3.577cm" svg:y="2.247cm" presentation:class="page"/>
        <draw:frame presentation:style-name="fpl_5f_presentation_5f_template-notes" draw:layer="backgroundobjects" svg:width="15.399cm" svg:height="13.361cm" svg:x="2.798cm" svg:y="14.10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Cristian-Gyozo Haba</meta:initial-creator>
    <meta:creation-date>2007-03-27T17:51:14</meta:creation-date>
    <dc:creator>booo buuuu</dc:creator>
    <dc:date>2008-02-22T16:47:25</dc:date>
    <dc:language>en-US</dc:language>
    <meta:editing-cycles>107</meta:editing-cycles>
    <meta:editing-duration>P3DT6H38M43S</meta:editing-duration>
    <meta:user-defined meta:name="Info 1"/>
    <meta:user-defined meta:name="Info 2"/>
    <meta:user-defined meta:name="Info 3"/>
    <meta:user-defined meta:name="Info 4"/>
    <meta:document-statistic meta:object-count="4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0">01/10/2008</text:date>, <text:time>11:3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0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fo:border="0.0008in solid #000000"/>
      <style:text-properties fo:color="#ffff00"/>
    </style:style>
    <style:style style:name="ce2" style:family="table-cell" style:parent-style-name="Default">
      <style:table-cell-properties fo:background-color="#00b8ff" fo:border="0.0008in solid #000000"/>
      <style:text-properties fo:color="#ffffcc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>
            <text:p>Unit name</text:p>
          </table:table-cell>
          <table:table-cell table:style-name="ce1" office:value-type="string">
            <text:p>Abreviation</text:p>
          </table:table-cell>
        </table:table-row>
        <table:table-row table:style-name="ro1">
          <table:table-cell office:value-type="string">
            <text:p>Program Counter</text:p>
          </table:table-cell>
          <table:table-cell office:value-type="string">
            <text:p>pc</text:p>
          </table:table-cell>
        </table:table-row>
        <table:table-row table:style-name="ro1">
          <table:table-cell office:value-type="string">
            <text:p>Instruction Memory</text:p>
          </table:table-cell>
          <table:table-cell office:value-type="string">
            <text:p>im</text:p>
          </table:table-cell>
        </table:table-row>
        <table:table-row table:style-name="ro1">
          <table:table-cell office:value-type="string">
            <text:p>Instruction Decoder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Register File</text:p>
          </table:table-cell>
          <table:table-cell office:value-type="string">
            <text:p>rf</text:p>
          </table:table-cell>
        </table:table-row>
        <table:table-row table:style-name="ro1">
          <table:table-cell office:value-type="string">
            <text:p>Arithmetic Logic Unit</text:p>
          </table:table-cell>
          <table:table-cell office:value-type="string">
            <text:p>alu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0">01/10/2008</text:date>, <text:time>11:3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